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8.21pt"/>
    </style:style>
    <style:style style:name="co2" style:family="table-column">
      <style:table-column-properties fo:break-before="auto" style:column-width="97.51pt"/>
    </style:style>
    <style:style style:name="co3" style:family="table-column">
      <style:table-column-properties fo:break-before="auto" style:column-width="251.09pt"/>
    </style:style>
    <style:style style:name="co4" style:family="table-column">
      <style:table-column-properties fo:break-before="auto" style:column-width="752.91pt"/>
    </style:style>
    <style:style style:name="co5" style:family="table-column">
      <style:table-column-properties fo:break-before="auto" style:column-width="99.81pt"/>
    </style:style>
    <style:style style:name="co6" style:family="table-column">
      <style:table-column-properties fo:break-before="auto" style:column-width="845.89pt"/>
    </style:style>
    <style:style style:name="co7" style:family="table-column">
      <style:table-column-properties fo:break-before="auto" style:column-width="165.4pt"/>
    </style:style>
    <style:style style:name="co8" style:family="table-column">
      <style:table-column-properties fo:break-before="auto" style:column-width="92.1pt"/>
    </style:style>
    <style:style style:name="co9" style:family="table-column">
      <style:table-column-properties fo:break-before="auto" style:column-width="98.25pt"/>
    </style:style>
    <style:style style:name="co10" style:family="table-column">
      <style:table-column-properties fo:break-before="auto" style:column-width="49.66pt"/>
    </style:style>
    <style:style style:name="co11" style:family="table-column">
      <style:table-column-properties fo:break-before="auto" style:column-width="52.7pt"/>
    </style:style>
    <style:style style:name="co12" style:family="table-column">
      <style:table-column-properties fo:break-before="auto" style:column-width="149.19pt"/>
    </style:style>
    <style:style style:name="co13" style:family="table-column">
      <style:table-column-properties fo:break-before="auto" style:column-width="1067.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sult_premier_exp_premier_draf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local_prediction</text:p>
          </table:table-cell>
          <table:table-cell office:value-type="string" calcext:value-type="string">
            <text:p>blackbox_prediction</text:p>
          </table:table-cell>
          <table:table-cell office:value-type="string" calcext:value-type="string">
            <text:p>explication_matrice_ids</text:p>
          </table:table-cell>
          <table:table-cell office:value-type="string" calcext:value-type="string">
            <text:p>coef_explication</text:p>
          </table:table-cell>
          <table:table-cell office:value-type="string" calcext:value-type="string">
            <text:p>mae_local_blackbox</text:p>
          </table:table-cell>
          <table:table-cell office:value-type="string" calcext:value-type="string">
            <text:p>movies_explication</text:p>
          </table:table-cell>
          <table:table-cell office:value-type="string" calcext:value-type="string">
            <text:p>movie_to_explain</text:p>
          </table:table-cell>
          <table:table-cell office:value-type="string" calcext:value-type="string">
            <text:p>user_mean</text:p>
          </table:table-cell>
          <table:table-cell office:value-type="string" calcext:value-type="string">
            <text:p>user_std</text:p>
          </table:table-cell>
          <table:table-cell office:value-type="string" calcext:value-type="string">
            <text:p>user_min</text:p>
          </table:table-cell>
          <table:table-cell office:value-type="string" calcext:value-type="string">
            <text:p>user_max</text:p>
          </table:table-cell>
          <table:table-cell office:value-type="string" calcext:value-type="string">
            <text:p>number_of_rated_item_by_user</text:p>
          </table:table-cell>
          <table:table-cell office:value-type="string" calcext:value-type="string">
            <text:p>top20film_genres_user</text:p>
          </table:table-cell>
        </table:table-row>
        <table:table-row table:style-name="ro1">
          <table:table-cell office:value-type="string" calcext:value-type="string">
            <text:p>[4.46272486]</text:p>
          </table:table-cell>
          <table:table-cell office:value-type="float" office:value="3.54750714938784" calcext:value-type="float">
            <text:p>3.54750714938784</text:p>
          </table:table-cell>
          <table:table-cell office:value-type="string" calcext:value-type="string">
            <text:p>[2259 <text:s/>317 2337 1184 2126 1253 <text:s/>743 2058 2127 <text:s/>753]</text:p>
          </table:table-cell>
          <table:table-cell office:value-type="string" calcext:value-type="string">
            <text:p>[0.53313995 0.1430622 <text:s/>0.04698641 0.0448875 <text:s/>0.0421166 <text:s/>0.02846172 0.0182229 <text:s/>0.01760663 0.01365729 0.00440378]</text:p>
          </table:table-cell>
          <table:table-cell office:value-type="float" office:value="0.915217714778627" calcext:value-type="float">
            <text:p>0.915217714778627</text:p>
          </table:table-cell>
          <table:table-cell office:value-type="string" calcext:value-type="string">
            <text:p>[('Action|Drama', 0.5331399541986069), ('Drama', 0.14306219524761654), ('Action|Crime|Drama|Western', 0.046986407729041696), ('Action|Crime|Drama|Thriller', 0.04488749863690188), ('Comedy|Romance', 0.04211659885915777), ('Crime|Drama|Mystery', 0.02846172173345481), ('Drama|War', 0.01822289776554864), ('Crime|Drama', 0.017606628637786156), ('Drama|Fantasy|Mystery|Romance', 0.0136572854321674), ('Adventure|Fantasy', 0.004403784593011372)]</text:p>
          </table:table-cell>
          <table:table-cell office:value-type="string" calcext:value-type="string">
            <text:p>['Action|Comedy|Crime|Fantasy']</text:p>
          </table:table-cell>
          <table:table-cell office:value-type="float" office:value="4.02688172043011" calcext:value-type="float">
            <text:p>4.02688172043011</text:p>
          </table:table-cell>
          <table:table-cell office:value-type="float" office:value="0.750264916407069" calcext:value-type="float">
            <text:p>0.750264916407069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['Action|Crime|Thriller', 'Comedy|Drama|Romance', 'Action|Sci-Fi|Thriller', 'Comedy|Crime|Thriller', 'Drama|War', 'Action|Adventure|Sci-Fi', 'Comedy|Crime', 'Action|Mystery|Thriller', 'Action|Horror|Sci-Fi', 'Crime|Drama', 'Drama|Sci-Fi|Thriller', 'Drama|Romance', 'Action|Sci-Fi|Thriller', 'Crime|Drama', 'Comedy|Crime|Thriller', 'Mystery|Sci-Fi|Thriller', 'Drama|Fantasy|Mystery|Romance', 'Crime|Drama', 'Comedy|Romance', 'Action|Crime|Thriller']</text:p>
          </table:table-cell>
        </table:table-row>
        <table:table-row table:style-name="ro1">
          <table:table-cell office:value-type="string" calcext:value-type="string">
            <text:p>[3.50384213]</text:p>
          </table:table-cell>
          <table:table-cell office:value-type="float" office:value="3.21540258217573" calcext:value-type="float">
            <text:p>3.21540258217573</text:p>
          </table:table-cell>
          <table:table-cell office:value-type="string" calcext:value-type="string">
            <text:p>[3127 2342 3145 <text:s/>256 1351 <text:s/>272 1372 <text:s/>218 <text:s/>950 1094]</text:p>
          </table:table-cell>
          <table:table-cell office:value-type="string" calcext:value-type="string">
            <text:p>[0.24258742 0.20780249 0.10170082 0.04062756 0.02920826 0.02497453 0.01820622 0.01789995 0.01489801 0.00286316]</text:p>
          </table:table-cell>
          <table:table-cell office:value-type="float" office:value="0.28843954848822" calcext:value-type="float">
            <text:p>0.28843954848822</text:p>
          </table:table-cell>
          <table:table-cell office:value-type="string" calcext:value-type="string">
            <text:p>[('Horror', 0.2425874223328067), ('Crime|Drama|Western', 0.20780249129130648), ('Comedy', 0.10170082458955523), ('Drama|Sci-Fi|Thriller', 0.04062756450458853), ('Drama|Mystery|Thriller', 0.029208256547832476), ('Action|Horror|Sci-Fi|Thriller', 0.02497453054361792), ('Adventure|Drama', 0.018206223252262486), ('Action|Sci-Fi|Thriller', 0.017899947378168017), ('Action|Adventure|Thriller|IMAX', 0.014898008655345334), ('Action|Sci-Fi|Thriller', 0.0028631570373069764)]</text:p>
          </table:table-cell>
          <table:table-cell office:value-type="string" calcext:value-type="string">
            <text:p>['Action|Adventure|Sci-Fi|IMAX']</text:p>
          </table:table-cell>
          <table:table-cell office:value-type="float" office:value="3.64772727272727" calcext:value-type="float">
            <text:p>3.64772727272727</text:p>
          </table:table-cell>
          <table:table-cell office:value-type="float" office:value="0.82454908789417" calcext:value-type="float">
            <text:p>0.8245490878941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['Action|Adventure|Sci-Fi', 'Adventure|Drama', 'Action|Sci-Fi|Thriller', 'Drama|Sci-Fi|Thriller', 'Sci-Fi|IMAX', 'Action|Adventure|Crime|IMAX', 'Adventure|Comedy|Crime', 'Action|Adventure|Thriller|IMAX', 'Drama|Mystery|Thriller', 'Horror', 'Comedy|Crime|Drama|Thriller', 'Adventure|Fantasy', 'Action|Horror|Sci-Fi|Thriller', 'Action|Crime|Thriller', 'Crime|Drama|Western', 'Horror', 'Comedy', 'Adventure|Comedy|Fantasy', 'Action|Adventure|Sci-Fi', 'Action|Sci-Fi|Thriller']</text:p>
          </table:table-cell>
        </table:table-row>
        <table:table-row table:style-name="ro1">
          <table:table-cell office:value-type="string" calcext:value-type="string">
            <text:p>[3.04250613]</text:p>
          </table:table-cell>
          <table:table-cell office:value-type="float" office:value="0.266332606984384" calcext:value-type="float">
            <text:p>0.266332606984384</text:p>
          </table:table-cell>
          <table:table-cell office:value-type="string" calcext:value-type="string">
            <text:p>[6554 4305 3695 3095 3169 1461 3729 1440 <text:s/>887 <text:s/>331]</text:p>
          </table:table-cell>
          <table:table-cell office:value-type="string" calcext:value-type="string">
            <text:p>[0.31475542 0.09457518 0.05415576 0.04127752 0.04027488 0.03693773 0.01328082 0.00796935 0.00309985 0.00217472]</text:p>
          </table:table-cell>
          <table:table-cell office:value-type="float" office:value="2.77617352649605" calcext:value-type="float">
            <text:p>2.77617352649605</text:p>
          </table:table-cell>
          <table:table-cell office:value-type="string" calcext:value-type="string">
            <text:p>[('Drama', 0.3147554230689574), ('Drama', 0.09457517811853), ('Drama', 0.05415576105587372), ('Comedy|Drama', 0.04127751596302248), ('Drama', 0.04027488274355316), ('Fantasy|Horror|Romance|Thriller', 0.036937725492205135), ('Musical', 0.013280816595689722), ('Comedy|Romance', 0.007969345772740949), ('Drama|Romance', 0.003099853980825664), ('Drama|Romance', 0.002174723904689011)]</text:p>
          </table:table-cell>
          <table:table-cell office:value-type="string" calcext:value-type="string">
            <text:p>['Comedy']</text:p>
          </table:table-cell>
          <table:table-cell office:value-type="float" office:value="3.01774691358025" calcext:value-type="float">
            <text:p>3.01774691358025</text:p>
          </table:table-cell>
          <table:table-cell office:value-type="float" office:value="1.19769964088432" calcext:value-type="float">
            <text:p>1.1976996408843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['Drama', 'Action|Drama|Thriller', 'Drama', 'Action|Adventure|Animation|Drama|Fantasy', 'Drama|Thriller', 'Comedy|Romance', 'Drama', 'Comedy|Drama', 'Drama|Fantasy|Thriller', 'Comedy|Romance', 'Fantasy|Horror|Romance|Thriller', 'Comedy|Drama|Musical|Romance', 'Drama', 'Musical', 'Drama|Romance', 'Drama', 'Comedy|Romance', 'Comedy|Drama|Romance', 'Drama|Romance', 'Action|Crime|Thriller']</text:p>
          </table:table-cell>
        </table:table-row>
        <table:table-row table:style-name="ro1">
          <table:table-cell office:value-type="string" calcext:value-type="string">
            <text:p>[2.86075754]</text:p>
          </table:table-cell>
          <table:table-cell office:value-type="float" office:value="3.10012722226379" calcext:value-type="float">
            <text:p>3.10012722226379</text:p>
          </table:table-cell>
          <table:table-cell office:value-type="string" calcext:value-type="string">
            <text:p>[4080 1675 2399 2415 <text:s/>336 <text:s/>130 <text:s/>268 <text:s/>333 <text:s/>354 <text:s/>164]</text:p>
          </table:table-cell>
          <table:table-cell office:value-type="string" calcext:value-type="string">
            <text:p>[0.26340466 0.10894716 0.1056466 <text:s/>0.03555471 0.01896879 0.01228904 0.00783672 0.00757159 0.00725631 0.00467593]</text:p>
          </table:table-cell>
          <table:table-cell office:value-type="float" office:value="0.239369684162968" calcext:value-type="float">
            <text:p>0.239369684162968</text:p>
          </table:table-cell>
          <table:table-cell office:value-type="string" calcext:value-type="string">
            <text:p>[('Action|Adventure|Fantasy', 0.2634046595958734), ('Comedy|Drama|War', 0.10894715746426685), ('Drama|War', 0.105646604955747), ('Drama', 0.03555470849088554), ('Drama|Romance|War', 0.018968789950997537), ('Action|Adventure|Sci-Fi', 0.012289041483541558), ('Drama|War', 0.007836717909688245), ('Action|Adventure|Mystery|Romance|Thriller', 0.00757159004016221), ('Adventure|Drama|War', 0.007256310704181559), ('Action|Drama|Sci-Fi', 0.004675927024820978)]</text:p>
          </table:table-cell>
          <table:table-cell office:value-type="string" calcext:value-type="string">
            <text:p>['Action|Comedy|Sci-Fi']</text:p>
          </table:table-cell>
          <table:table-cell office:value-type="float" office:value="3.56521739130435" calcext:value-type="float">
            <text:p>3.56521739130435</text:p>
          </table:table-cell>
          <table:table-cell office:value-type="float" office:value="0.854528373759992" calcext:value-type="float">
            <text:p>0.85452837375999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['Drama|War', 'Action|Adventure|Drama', 'Adventure|Comedy|Sci-Fi', 'Action|Adventure|Fantasy', 'Adventure|Drama|Western', 'Crime|Drama', 'Comedy|Drama|War', 'Action|Adventure|Sci-Fi|Thriller', 'Crime|Drama', 'Adventure|Drama|War', 'Comedy|Drama|Romance|War', 'Drama', 'Action|Drama|War', 'Action|Adventure|Sci-Fi', 'Action|Adventure|Drama|War', 'Drama|War', 'Drama|War', 'Action|Horror', 'Action|Adventure|Mystery|Romance|Thriller', 'Drama|Romance']</text:p>
          </table:table-cell>
        </table:table-row>
        <table:table-row table:style-name="ro1">
          <table:table-cell office:value-type="string" calcext:value-type="string">
            <text:p>[4.65771659]</text:p>
          </table:table-cell>
          <table:table-cell office:value-type="float" office:value="0.339208900569538" calcext:value-type="float">
            <text:p>0.339208900569538</text:p>
          </table:table-cell>
          <table:table-cell office:value-type="string" calcext:value-type="string">
            <text:p>[4270 4495 5046 2308 <text:s/>807 3502 2933 2246 2928 <text:s text:c="3"/>6]</text:p>
          </table:table-cell>
          <table:table-cell office:value-type="string" calcext:value-type="string">
            <text:p>[0.26581455 0.18980212 0.15745809 0.08729141 0.0699216 <text:s/>0.06154391 0.04993945 0.02921272 0.01560726 0.00495221]</text:p>
          </table:table-cell>
          <table:table-cell office:value-type="float" office:value="4.31850768829065" calcext:value-type="float">
            <text:p>4.31850768829065</text:p>
          </table:table-cell>
          <table:table-cell office:value-type="string" calcext:value-type="string">
            <text:p>[('Documentary', 0.26581455142681915), ('Comedy', 0.18980212355537954), ('Comedy|Crime', 0.15745808658578145), ('Crime|Drama|Film-Noir|Mystery', 0.08729140684904227), ('Action|Drama|Romance|War', 0.06992159961079582), ('Drama', 0.0615439068207641), ('Comedy', 0.049939452968672124), ('Comedy|Drama|Romance', 0.029212722590368643), ('Drama', 0.01560725813685467), ('Adventure|Comedy|Crime|Romance', 0.0049522092275597175)]</text:p>
          </table:table-cell>
          <table:table-cell office:value-type="string" calcext:value-type="string">
            <text:p>['Action|Comedy']</text:p>
          </table:table-cell>
          <table:table-cell office:value-type="float" office:value="3.27511961722488" calcext:value-type="float">
            <text:p>3.27511961722488</text:p>
          </table:table-cell>
          <table:table-cell office:value-type="float" office:value="1.04916376363111" calcext:value-type="float">
            <text:p>1.0491637636311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6" calcext:value-type="float">
            <text:p>836</text:p>
          </table:table-cell>
          <table:table-cell office:value-type="string" calcext:value-type="string">
            <text:p>['Crime|Drama', 'Action|Romance|War|Western', 'Action|Adventure', 'Crime|Drama', 'Adventure|Comedy|Sci-Fi', 'Horror', 'Comedy|Crime', 'Horror|Sci-Fi', 'Action|Drama|Romance|War', 'Action|Adventure', 'Action|Adventure|Sci-Fi', 'Adventure|Comedy|Fantasy', 'Children|Drama|Sci-Fi', 'Drama', 'Comedy|Romance', 'Comedy|Drama|Romance', 'Drama|War', 'Drama', 'Drama|Mystery', 'Drama|Sci-Fi|Thriller']</text:p>
          </table:table-cell>
        </table:table-row>
        <table:table-row table:style-name="ro1">
          <table:table-cell office:value-type="string" calcext:value-type="string">
            <text:p>[3.2728315]</text:p>
          </table:table-cell>
          <table:table-cell office:value-type="float" office:value="0.142718285944311" calcext:value-type="float">
            <text:p>0.142718285944311</text:p>
          </table:table-cell>
          <table:table-cell office:value-type="string" calcext:value-type="string">
            <text:p>[2264 4507 1268 1515 2125 1203 2183 1221 1021 <text:s/>162]</text:p>
          </table:table-cell>
          <table:table-cell office:value-type="string" calcext:value-type="string">
            <text:p>[0.30395001 0.21465175 0.04950164 0.03966842 0.01628852 0.01222644 0.01132996 0.00299198 0.00221724 0.00174033]</text:p>
          </table:table-cell>
          <table:table-cell office:value-type="float" office:value="3.13011321840703" calcext:value-type="float">
            <text:p>3.13011321840703</text:p>
          </table:table-cell>
          <table:table-cell office:value-type="string" calcext:value-type="string">
            <text:p>[('Action|Horror|Sci-Fi|Thriller', 0.30395000896585905), ('Action|Crime|Thriller', 0.2146517507337307), ('Action|Sci-Fi|Thriller|IMAX', 0.049501635164791905), ('Adventure|Film-Noir|Sci-Fi|Thriller', 0.03966842291273054), ('Action|Fantasy|Horror|Thriller', 0.016288522349916543), ('Action|Sci-Fi|Thriller', 0.01222644261013793), ('Drama', 0.011329963791745373), ('Action|Adventure|Fantasy|Horror', 0.0029919845730395607), ('Comedy|Crime|Thriller', 0.0022172393344067546), ('Comedy|Crime', 0.0017403304339090595)]</text:p>
          </table:table-cell>
          <table:table-cell office:value-type="string" calcext:value-type="string">
            <text:p>['Comedy|Sci-Fi']</text:p>
          </table:table-cell>
          <table:table-cell office:value-type="float" office:value="3.13417569193742" calcext:value-type="float">
            <text:p>3.13417569193742</text:p>
          </table:table-cell>
          <table:table-cell office:value-type="float" office:value="1.07861245400347" calcext:value-type="float">
            <text:p>1.0786124540034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['Action|Sci-Fi|Thriller', 'Drama', 'Action|Crime|Film-Noir|Mystery|Thriller', 'Adventure|Film-Noir|Sci-Fi|Thriller', 'Action|Adventure|Sci-Fi|Thriller|IMAX', 'Comedy|Crime|Thriller', 'Action|Adventure|Sci-Fi|Thriller|IMAX', 'Action|Fantasy|War|IMAX', 'Comedy|Crime|Drama|Thriller', 'Action|Crime|Drama|Thriller', 'Drama', 'Action|Horror|Sci-Fi|Thriller', 'Comedy|Horror', 'Action|Sci-Fi|Thriller|IMAX', 'Comedy|Crime', 'Action|Crime|Thriller', 'Action|Sci-Fi|Thriller', 'Drama|Romance', 'Crime|Drama', 'Action|Thriller']</text:p>
          </table:table-cell>
        </table:table-row>
        <table:table-row table:style-name="ro1">
          <table:table-cell office:value-type="string" calcext:value-type="string">
            <text:p>[3.95271405]</text:p>
          </table:table-cell>
          <table:table-cell office:value-type="float" office:value="0.374297092108783" calcext:value-type="float">
            <text:p>0.374297092108783</text:p>
          </table:table-cell>
          <table:table-cell office:value-type="string" calcext:value-type="string">
            <text:p>[5271 5279 5240 3442 2536 3508 3694 5218 3160 1118]</text:p>
          </table:table-cell>
          <table:table-cell office:value-type="string" calcext:value-type="string">
            <text:p>[0.24565179 0.20516859 0.17735153 0.06408073 0.03370477 0.02686812 0.02540096 0.00730194 0.00343183 0.00158256]</text:p>
          </table:table-cell>
          <table:table-cell office:value-type="float" office:value="3.57841695579544" calcext:value-type="float">
            <text:p>3.57841695579544</text:p>
          </table:table-cell>
          <table:table-cell office:value-type="string" calcext:value-type="string">
            <text:p>[('Crime|Drama', 0.2456517928991707), ('Comedy|Musical', 0.2051685858178214), ('Drama|Romance', 0.1773515316822097), ('Drama|Romance', 0.06408072664290103), ('Drama|Romance', 0.03370476853670083), ('Comedy|Romance', 0.026868120562478316), ('Drama|Romance|Western', 0.025400958348702186), ('Comedy|Romance', 0.007301936453824653), ('Comedy|Drama|Romance', 0.003431832782788908), ('Comedy|War', 0.001582555854246451)]</text:p>
          </table:table-cell>
          <table:table-cell office:value-type="string" calcext:value-type="string">
            <text:p>['Comedy|Fantasy|Romance|Sci-Fi']</text:p>
          </table:table-cell>
          <table:table-cell office:value-type="float" office:value="3.37555309734513" calcext:value-type="float">
            <text:p>3.37555309734513</text:p>
          </table:table-cell>
          <table:table-cell office:value-type="float" office:value="0.958629716325016" calcext:value-type="float">
            <text:p>0.95862971632501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04" calcext:value-type="float">
            <text:p>904</text:p>
          </table:table-cell>
          <table:table-cell office:value-type="string" calcext:value-type="string">
            <text:p>['Adventure|Animation|Children|Comedy|Fantasy', 'Drama', 'Action|Animation|Comedy', 'Adventure|Sci-Fi|Thriller', 'Comedy|Drama|Romance', 'Action|Crime|Mystery|Sci-Fi|Thriller', 'Action|Comedy|Fantasy|Musical|Romance', 'Adventure|Fantasy', 'Drama', 'Comedy|Romance', 'Crime|Drama|Romance', 'Drama|Romance', 'Drama|Romance', 'Comedy|Crime', 'Mystery|Thriller', 'Drama|Romance', 'Drama', 'Drama|Thriller', 'Comedy|Drama|Romance', 'Comedy|Musical']</text:p>
          </table:table-cell>
        </table:table-row>
        <table:table-row table:style-name="ro1">
          <table:table-cell office:value-type="string" calcext:value-type="string">
            <text:p>[3.28624731]</text:p>
          </table:table-cell>
          <table:table-cell office:value-type="float" office:value="1.8506764309259" calcext:value-type="float">
            <text:p>1.8506764309259</text:p>
          </table:table-cell>
          <table:table-cell office:value-type="string" calcext:value-type="string">
            <text:p>[2256 2332 2182 <text:s/>926 <text:s/>727 <text:s/>356 <text:s/>588 1289 <text:s/>478 <text:s/>423]</text:p>
          </table:table-cell>
          <table:table-cell office:value-type="string" calcext:value-type="string">
            <text:p>[0.42617999 0.14560001 0.06131611 0.01228966 0.00483868 0.00383817 0.00162756 0.00143006 0.00078241 0.00066499]</text:p>
          </table:table-cell>
          <table:table-cell office:value-type="float" office:value="1.43557087591533" calcext:value-type="float">
            <text:p>1.43557087591533</text:p>
          </table:table-cell>
          <table:table-cell office:value-type="string" calcext:value-type="string">
            <text:p>[('Drama|Fantasy|Sci-Fi', 0.4261799939186714), ('Drama|Musical|Romance', 0.14560001315706234), ('Adventure|Sci-Fi', 0.06131611342757909), ('Action|Adventure|Sci-Fi|IMAX', 0.012289658046649488), ('Action|Adventure|Thriller', 0.004838684455908677), ('Drama|Western', 0.003838168557076161), ('Action|Crime|Drama|Thriller', 0.001627562715175329), ('Drama|Fantasy|Mystery|Romance', 0.0014300587570297402), ('Action|Sci-Fi', 0.0007824100798754022), ('Action|Adventure|Drama|Thriller|Western', 0.0006649852330278162)]</text:p>
          </table:table-cell>
          <table:table-cell office:value-type="string" calcext:value-type="string">
            <text:p>['Action|Adventure|Comedy']</text:p>
          </table:table-cell>
          <table:table-cell office:value-type="float" office:value="3.02017543859649" calcext:value-type="float">
            <text:p>3.02017543859649</text:p>
          </table:table-cell>
          <table:table-cell office:value-type="float" office:value="0.793081910391178" calcext:value-type="float">
            <text:p>0.79308191039117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['Drama|Fantasy|Sci-Fi', 'Adventure|Sci-Fi', 'Action|Adventure|Sci-Fi|IMAX', 'Drama|Musical|Romance', 'Action|Thriller', 'Crime|Drama', 'Action|Drama|War', 'Action|Crime|IMAX', 'Action|Drama|War', 'Action|Adventure|Drama|Thriller|Western', 'Action|Fantasy|War|IMAX', 'Action|Sci-Fi|Thriller', 'Mystery|Sci-Fi|Thriller', 'Drama', 'Action|Crime|Drama|Thriller', 'Action|Adventure|Sci-Fi', 'Action|Adventure|Thriller', 'Adventure|Drama|Sci-Fi', 'Comedy|Crime|Mystery|Thriller', 'Fantasy|Sci-Fi']</text:p>
          </table:table-cell>
        </table:table-row>
        <table:table-row table:style-name="ro1">
          <table:table-cell office:value-type="string" calcext:value-type="string">
            <text:p>[4.97752536]</text:p>
          </table:table-cell>
          <table:table-cell office:value-type="float" office:value="0.992200605821142" calcext:value-type="float">
            <text:p>0.992200605821142</text:p>
          </table:table-cell>
          <table:table-cell office:value-type="string" calcext:value-type="string">
            <text:p>[2638 2643 2619 2611 2640 1603 2604 2553 2627 1189]</text:p>
          </table:table-cell>
          <table:table-cell office:value-type="string" calcext:value-type="string">
            <text:p>[0.2668774 <text:s/>0.16868813 0.15311859 0.13702006 0.08336317 0.0652604 0.05744975 0.04805315 0.01022394 0.00545048]</text:p>
          </table:table-cell>
          <table:table-cell office:value-type="float" office:value="3.98532475018167" calcext:value-type="float">
            <text:p>3.98532475018167</text:p>
          </table:table-cell>
          <table:table-cell office:value-type="string" calcext:value-type="string">
            <text:p>[('Drama', 0.26687740082603634), ('Drama|Fantasy|Romance', 0.16868813424601517), ('Comedy|Documentary', 0.15311858736639689), ('Action|Comedy', 0.1370200603665936), ('Comedy', 0.08336316819120704), ('Comedy', 0.06526040162658953), ('Drama', 0.05744974926259453), ('Comedy|Romance', 0.04805315230193851), ('Comedy|Western', 0.010223936550660558), ('Drama', 0.005450480462530626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3.56590909090909" calcext:value-type="float">
            <text:p>3.56590909090909</text:p>
          </table:table-cell>
          <table:table-cell office:value-type="float" office:value="1.06182586781153" calcext:value-type="float">
            <text:p>1.0618258678115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['Crime|Drama', 'Drama', 'Comedy|Crime|Romance', 'Crime|Drama|Thriller', 'Adventure|Drama|Thriller', 'Action|Adventure|Thriller', 'Action|Adventure|Thriller', 'Drama|Romance', 'Drama|Thriller', 'Comedy|Fantasy|Romance', 'Crime|Drama|Mystery|Thriller', 'Drama', 'Drama|War', 'Action|Crime|Drama', 'Comedy|Romance', 'Crime|Drama', 'Action|Adventure|Sci-Fi', 'Crime|Drama', 'Action|Adventure|Comedy|Fantasy|Romance', 'Drama|Sci-Fi|Thriller']</text:p>
          </table:table-cell>
        </table:table-row>
        <table:table-row table:style-name="ro1">
          <table:table-cell office:value-type="string" calcext:value-type="string">
            <text:p>[4.44839222]</text:p>
          </table:table-cell>
          <table:table-cell office:value-type="float" office:value="1.6439252247343" calcext:value-type="float">
            <text:p>1.6439252247343</text:p>
          </table:table-cell>
          <table:table-cell office:value-type="string" calcext:value-type="string">
            <text:p>[5155 3552 2075 4261 <text:s/>354 2144 1271 <text:s/>231 1109 <text:s text:c="2"/>59]</text:p>
          </table:table-cell>
          <table:table-cell office:value-type="string" calcext:value-type="string">
            <text:p>[0.32992692 0.27356235 0.16051056 0.06173059 0.03146153 0.01316454 0.0085577 <text:s/>0.00726199 0.0029119 <text:s/>0.00059036]</text:p>
          </table:table-cell>
          <table:table-cell office:value-type="float" office:value="2.80446700006477" calcext:value-type="float">
            <text:p>2.80446700006477</text:p>
          </table:table-cell>
          <table:table-cell office:value-type="string" calcext:value-type="string">
            <text:p>[('Crime|Drama|Western', 0.3299269195191743), ('Drama', 0.2735623523764644), ('Drama|War', 0.16051056185579046), ('Drama|War', 0.061730592807089625), ('Adventure|Drama|War', 0.031461530844719164), ('Action|Adventure|Drama|War', 0.013164541513152852), ('Action|Adventure|Drama', 0.008557696291064606), ('Comedy|Drama|War', 0.007261992820158861), ('Crime|Thriller|War', 0.0029119001996909385), ('Comedy|Drama', 0.000590356732508883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39531680440771" calcext:value-type="float">
            <text:p>3.39531680440771</text:p>
          </table:table-cell>
          <table:table-cell office:value-type="float" office:value="1.01980665613067" calcext:value-type="float">
            <text:p>1.0198066561306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['Drama', 'Action|Western', 'Comedy', 'Comedy|Romance', 'Action|Adventure|Drama|War', 'Drama|Mystery', 'Drama|War', 'Comedy|War', 'Drama|Romance', 'Drama|War', 'Comedy|Crime|Drama', 'Drama|Romance', 'Action|Adventure|Thriller', 'Comedy|Drama', 'Adventure|Comedy|Fantasy', 'Comedy', 'Action|Drama|War', 'Adventure|Drama|War', 'Action|Sci-Fi|Thriller', 'Drama|War']</text:p>
          </table:table-cell>
        </table:table-row>
        <table:table-row table:style-name="ro1">
          <table:table-cell office:value-type="string" calcext:value-type="string">
            <text:p>[4.64763071]</text:p>
          </table:table-cell>
          <table:table-cell office:value-type="float" office:value="3.1748466117006" calcext:value-type="float">
            <text:p>3.1748466117006</text:p>
          </table:table-cell>
          <table:table-cell office:value-type="string" calcext:value-type="string">
            <text:p>[6968 6971 6977 6302 3669 3158 2872 4517 5612 2878]</text:p>
          </table:table-cell>
          <table:table-cell office:value-type="string" calcext:value-type="string">
            <text:p>[0.33455549 0.30912179 0.0599387 <text:s/>0.05476016 0.05187109 0.03862039 0.03538928 0.03366938 0.00775124 0.00384863]</text:p>
          </table:table-cell>
          <table:table-cell office:value-type="float" office:value="1.47278410117547" calcext:value-type="float">
            <text:p>1.47278410117547</text:p>
          </table:table-cell>
          <table:table-cell office:value-type="string" calcext:value-type="string">
            <text:p>[('Drama|Mystery|Thriller', 0.33455548668330015), ('Documentary', 0.30912179258932565), ('Crime|Thriller', 0.05993869747675599), ('Action|Drama|Horror|Sci-Fi|Thriller', 0.054760155782379465), ('Drama', 0.05187108519341787), ('Documentary', 0.03862038551669709), ('Action|Drama|War', 0.03538928387660895), ('Comedy|Documentary', 0.03366938070697642), ('Adventure|Drama', 0.00775124010800987), ('Action|Drama|Thriller|War', 0.0038486346417431036)]</text:p>
          </table:table-cell>
          <table:table-cell office:value-type="string" calcext:value-type="string">
            <text:p>['Adventure|Fantasy']</text:p>
          </table:table-cell>
          <table:table-cell office:value-type="float" office:value="4.07008086253369" calcext:value-type="float">
            <text:p>4.07008086253369</text:p>
          </table:table-cell>
          <table:table-cell office:value-type="float" office:value="0.761573590064606" calcext:value-type="float">
            <text:p>0.76157359006460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['Crime|Drama|Thriller', 'Drama|Horror|Thriller', 'Drama|Mystery|Sci-Fi|Thriller', 'Adventure|Animation|Children|Comedy|Drama|Fantasy', 'Action|Sci-Fi|Thriller', 'Drama', 'Crime|Drama|Thriller', 'Comedy|Romance', 'Action|Adventure|Crime|Drama|Thriller', 'Crime|Drama', 'Comedy|Romance', 'Drama|War', 'Action|Crime|Drama|Thriller|War', 'Drama|Thriller', 'Crime|Drama|Thriller', 'Action|Drama|War', 'Drama', 'Comedy|Crime', 'Comedy|Drama', 'Crime|Film-Noir|Mystery|Thriller']</text:p>
          </table:table-cell>
        </table:table-row>
        <table:table-row table:style-name="ro1">
          <table:table-cell office:value-type="string" calcext:value-type="string">
            <text:p>[4.45905359]</text:p>
          </table:table-cell>
          <table:table-cell office:value-type="float" office:value="3.041470437039" calcext:value-type="float">
            <text:p>3.041470437039</text:p>
          </table:table-cell>
          <table:table-cell office:value-type="string" calcext:value-type="string">
            <text:p>[3212 3177 3204 3169 3176 <text:s/>156 3145 2075 3185 1739]</text:p>
          </table:table-cell>
          <table:table-cell office:value-type="string" calcext:value-type="string">
            <text:p>[0.50218556 0.25014433 0.0305425 <text:s/>0.02804906 0.02683764 0.01605379 0.01184639 0.01172853 0.00790033 0.00652258]</text:p>
          </table:table-cell>
          <table:table-cell office:value-type="float" office:value="1.41758314906074" calcext:value-type="float">
            <text:p>1.41758314906074</text:p>
          </table:table-cell>
          <table:table-cell office:value-type="string" calcext:value-type="string">
            <text:p>[('Comedy|Romance', 0.5021855577039769), ('Drama|Romance', 0.25014432994232444), ('Drama', 0.030542503856016617), ('Drama', 0.028049062879482473), ('Comedy|Horror|Thriller', 0.02683763838667994), ('Action|Drama|War', 0.01605378615827167), ('Comedy', 0.01184638692711489), ('Drama|War', 0.0117285340040825), ('Animation|Drama|War', 0.007900333558043014), ('Adventure|Comedy', 0.006522583803957223)]</text:p>
          </table:table-cell>
          <table:table-cell office:value-type="string" calcext:value-type="string">
            <text:p>['Action|Romance|Sci-Fi|Thriller']</text:p>
          </table:table-cell>
          <table:table-cell office:value-type="float" office:value="3.76885880077369" calcext:value-type="float">
            <text:p>3.76885880077369</text:p>
          </table:table-cell>
          <table:table-cell office:value-type="float" office:value="0.743935671773996" calcext:value-type="float">
            <text:p>0.74393567177399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517" calcext:value-type="float">
            <text:p>517</text:p>
          </table:table-cell>
          <table:table-cell office:value-type="string" calcext:value-type="string">
            <text:p>['Crime|Drama', 'Adventure|Drama|Western', 'Drama', 'Comedy|Romance', 'Comedy', 'Crime|Drama', 'Adventure|Drama|War', 'Comedy', 'Animation|Drama|War', 'Action|Crime', 'Adventure|Animation|Children|Drama|Sci-Fi', 'Children|Comedy', 'Drama|Romance', 'Comedy|Crime', 'Comedy|Horror|Thriller', 'Action|Drama|War', 'Drama', 'Action|Adventure|Drama', 'Drama', 'Drama|Thriller']</text:p>
          </table:table-cell>
        </table:table-row>
        <table:table-row table:style-name="ro1">
          <table:table-cell office:value-type="string" calcext:value-type="string">
            <text:p>[4.53944302]</text:p>
          </table:table-cell>
          <table:table-cell office:value-type="float" office:value="0.445710182110133" calcext:value-type="float">
            <text:p>0.445710182110133</text:p>
          </table:table-cell>
          <table:table-cell office:value-type="string" calcext:value-type="string">
            <text:p>[8102 8367 4267 3315 2158 2444 4306 1442 3547 <text:s/>352]</text:p>
          </table:table-cell>
          <table:table-cell office:value-type="string" calcext:value-type="string">
            <text:p>[0.3467521 <text:s/>0.18103876 0.16385196 0.10897271 0.02879203 0.02357891 0.0198821 <text:s/>0.01534875 0.01181021 0.00786109]</text:p>
          </table:table-cell>
          <table:table-cell office:value-type="float" office:value="4.09373284098896" calcext:value-type="float">
            <text:p>4.09373284098896</text:p>
          </table:table-cell>
          <table:table-cell office:value-type="string" calcext:value-type="string">
            <text:p>[('Drama', 0.3467520994259304), ('Comedy|Drama|Romance', 0.18103876121004767), ('Comedy|Drama', 0.16385195591291832), ('Comedy|Musical|Romance', 0.10897270948771379), ('Drama', 0.028792026836191004), ('Comedy|Drama', 0.02357890531073268), ('Drama', 0.019882096089673416), ('Mystery|Romance|Thriller', 0.015348752996299696), ('Drama', 0.011810211941622288), ('Drama|Fantasy|Romance', 0.007861085408689692)]</text:p>
          </table:table-cell>
          <table:table-cell office:value-type="string" calcext:value-type="string">
            <text:p>['Action|Comedy|Crime|Drama']</text:p>
          </table:table-cell>
          <table:table-cell office:value-type="float" office:value="3.65739910313901" calcext:value-type="float">
            <text:p>3.65739910313901</text:p>
          </table:table-cell>
          <table:table-cell office:value-type="float" office:value="0.723795710716231" calcext:value-type="float">
            <text:p>0.723795710716231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15" calcext:value-type="float">
            <text:p>1115</text:p>
          </table:table-cell>
          <table:table-cell office:value-type="string" calcext:value-type="string">
            <text:p>['Comedy|Drama', 'Drama', 'Action|Sci-Fi|Thriller', 'Comedy|Drama|Romance', 'Crime|Mystery|Romance|Thriller', 'Drama|War', 'Comedy|Drama|Romance|War', 'Drama|Sci-Fi', 'Drama', 'Comedy|Drama|Romance', 'Comedy|Drama', 'Drama', 'Comedy|Drama|Fantasy', 'Action|Crime|Drama|Thriller', 'Action|Adventure|Animation|Drama|Fantasy', 'Adventure|Animation|Drama|Fantasy|Sci-Fi', 'Crime|Drama|Romance', 'Comedy|Romance', 'Crime|Mystery|Thriller', 'Drama']</text:p>
          </table:table-cell>
        </table:table-row>
        <table:table-row table:style-name="ro1">
          <table:table-cell office:value-type="string" calcext:value-type="string">
            <text:p>[4.98358831]</text:p>
          </table:table-cell>
          <table:table-cell office:value-type="float" office:value="3.44351164754997" calcext:value-type="float">
            <text:p>3.44351164754997</text:p>
          </table:table-cell>
          <table:table-cell office:value-type="string" calcext:value-type="string">
            <text:p>[3055 3056 3053 3060 3061 3062 1438 3066 3057 3064]</text:p>
          </table:table-cell>
          <table:table-cell office:value-type="string" calcext:value-type="string">
            <text:p>[0.34833342 0.17013963 0.12424224 0.116486 <text:s text:c="2"/>0.0856328 <text:s/>0.07686477 0.02929954 0.02555183 0.01883284 0.00133458]</text:p>
          </table:table-cell>
          <table:table-cell office:value-type="float" office:value="1.54007666513385" calcext:value-type="float">
            <text:p>1.54007666513385</text:p>
          </table:table-cell>
          <table:table-cell office:value-type="string" calcext:value-type="string">
            <text:p>[('Action|Thriller', 0.34833341852468036), ('Drama|War', 0.17013963303448001), ('Animation|Comedy|Drama|Fantasy', 0.12424223933007758), ('Drama|War', 0.1164860015638742), ('Drama|Horror', 0.08563279911910397), ('Thriller', 0.07686477229402978), ('Drama|Thriller', 0.029299544293769058), ('Drama', 0.0255518338936899), ('Documentary|IMAX', 0.018832840413089733), ('Drama', 0.0013345800699705952)]</text:p>
          </table:table-cell>
          <table:table-cell office:value-type="string" calcext:value-type="string">
            <text:p>['Action|Sci-Fi|Thriller']</text:p>
          </table:table-cell>
          <table:table-cell office:value-type="float" office:value="4.35514018691589" calcext:value-type="float">
            <text:p>4.35514018691589</text:p>
          </table:table-cell>
          <table:table-cell office:value-type="float" office:value="0.95948132842696" calcext:value-type="float">
            <text:p>0.959481328426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['Action|Drama|War', 'Action|Drama|War', 'Crime|Drama', 'Action|Drama|War', 'Action|Drama|War', 'Drama|War', 'Action|Mystery', 'Children|Drama|Sci-Fi', 'Mystery|Thriller', 'Drama|Romance', 'Drama|War', 'Adventure|Comedy|Fantasy|Sci-Fi', 'Crime|Film-Noir|Mystery|Thriller', 'Drama|Mystery|Romance|Thriller', 'Drama|Romance|Thriller', 'Drama|Thriller', 'Drama|Mystery|Romance|Thriller', 'Animation|Comedy|Drama|Fantasy', 'Action|Thriller', 'Crime|Horror']</text:p>
          </table:table-cell>
        </table:table-row>
        <table:table-row table:style-name="ro1">
          <table:table-cell office:value-type="string" calcext:value-type="string">
            <text:p>[4.66334006]</text:p>
          </table:table-cell>
          <table:table-cell office:value-type="float" office:value="0.606038074063804" calcext:value-type="float">
            <text:p>0.606038074063804</text:p>
          </table:table-cell>
          <table:table-cell office:value-type="string" calcext:value-type="string">
            <text:p>[7160 5441 7179 7197 6220 6264 7168 6306 6256 7163]</text:p>
          </table:table-cell>
          <table:table-cell office:value-type="string" calcext:value-type="string">
            <text:p>[0.30460989 0.15045664 0.10635282 0.09261404 0.08729056 0.06863305 0.05695843 0.02460135 0.02111481 0.02003643]</text:p>
          </table:table-cell>
          <table:table-cell office:value-type="float" office:value="4.05730198235696" calcext:value-type="float">
            <text:p>4.05730198235696</text:p>
          </table:table-cell>
          <table:table-cell office:value-type="string" calcext:value-type="string">
            <text:p>[('Action|Crime|Drama', 0.3046098940791006), ('Comedy|Drama|Romance', 0.1504566359969013), ('Action|Animation|Fantasy', 0.1063528160765948), ('Animation|Sci-Fi', 0.0926140423538289), ('Action|Horror', 0.0872905641126432), ('Action|Horror|Thriller', 0.06863304969179315), ('Action|Animation|Fantasy', 0.056958426382902876), ('Action|Animation', 0.02460134973160636), ('Action|Animation|Crime|Sci-Fi|Thriller', 0.0211148071934282), ('Action|Animation|Crime', 0.02003642566535394)]</text:p>
          </table:table-cell>
          <table:table-cell office:value-type="string" calcext:value-type="string">
            <text:p>['Action|Adventure|Fantasy|Sci-Fi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</table:table-row>
        <table:table-row table:style-name="ro1">
          <table:table-cell office:value-type="string" calcext:value-type="string">
            <text:p>[3.42719068]</text:p>
          </table:table-cell>
          <table:table-cell office:value-type="float" office:value="0.471578241542096" calcext:value-type="float">
            <text:p>0.471578241542096</text:p>
          </table:table-cell>
          <table:table-cell office:value-type="string" calcext:value-type="string">
            <text:p>[8227 2786 8283 5305 1576 2447 5218 <text:s/>477 1791 4473]</text:p>
          </table:table-cell>
          <table:table-cell office:value-type="string" calcext:value-type="string">
            <text:p>[0.27068701 0.13631922 0.12028462 0.07444902 0.02678971 0.01881268 0.01862609 0.01104771 0.00499116 0.0034309 ]</text:p>
          </table:table-cell>
          <table:table-cell office:value-type="float" office:value="2.95561243926594" calcext:value-type="float">
            <text:p>2.95561243926594</text:p>
          </table:table-cell>
          <table:table-cell office:value-type="string" calcext:value-type="string">
            <text:p>[('Comedy|Romance', 0.27068700802634077), ('Action|Comedy|Romance', 0.13631922079585795), ('Drama|Romance', 0.12028462390358638), ('Comedy', 0.07444902499442856), ('Comedy|Drama|Romance', 0.02678970818525519), ('Drama|Romance', 0.018812684852433634), ('Comedy|Romance', 0.018626091054009343), ('Drama|Romance', 0.011047710499639407), ('Comedy|Musical|Romance', 0.004991161565848451), ('Drama|Romance', 0.0034309022842084836)]</text:p>
          </table:table-cell>
          <table:table-cell office:value-type="string" calcext:value-type="string">
            <text:p>['Action|Comedy']</text:p>
          </table:table-cell>
          <table:table-cell office:value-type="float" office:value="3.39895635673624" calcext:value-type="float">
            <text:p>3.39895635673624</text:p>
          </table:table-cell>
          <table:table-cell office:value-type="float" office:value="0.830650308780217" calcext:value-type="float">
            <text:p>0.83065030878021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108" calcext:value-type="float">
            <text:p>2108</text:p>
          </table:table-cell>
          <table:table-cell office:value-type="string" calcext:value-type="string">
            <text:p>['Comedy|Romance', 'Comedy|Romance', 'Action|Comedy|Romance', 'Comedy|Drama|Romance', 'Crime|Film-Noir|Mystery|Thriller', 'Comedy|Romance', 'Comedy|Romance', 'Drama|Horror|Mystery', 'Adventure|Fantasy|IMAX', 'Action|Adventure|Sci-Fi|IMAX', 'Comedy|Romance', 'Drama|Mystery|Romance|Thriller', 'Drama|War', 'Drama|Mystery|Thriller', 'Crime|Drama', 'Drama|Romance', 'Action|Adventure|Drama|Fantasy', 'Adventure|Comedy|Romance|War', 'Drama', 'Mystery|Thriller']</text:p>
          </table:table-cell>
        </table:table-row>
        <table:table-row table:style-name="ro1">
          <table:table-cell office:value-type="string" calcext:value-type="string">
            <text:p>[3.45354205]</text:p>
          </table:table-cell>
          <table:table-cell office:value-type="float" office:value="0.584412509178909" calcext:value-type="float">
            <text:p>0.584412509178909</text:p>
          </table:table-cell>
          <table:table-cell office:value-type="string" calcext:value-type="string">
            <text:p>[8758 7433 8774 8704 5740 4695 6596 6194 2153 <text:s/>630]</text:p>
          </table:table-cell>
          <table:table-cell office:value-type="string" calcext:value-type="string">
            <text:p>[0.21402249 0.14077846 0.12621491 0.09303767 0.05959011 0.02518941 0.01655091 0.01070352 0.00360973 0.0010112 ]</text:p>
          </table:table-cell>
          <table:table-cell office:value-type="float" office:value="2.86912953697725" calcext:value-type="float">
            <text:p>2.86912953697725</text:p>
          </table:table-cell>
          <table:table-cell office:value-type="string" calcext:value-type="string">
            <text:p>[('Comedy', 0.2140224877114297), ('Comedy', 0.14077846062033764), ('Drama', 0.12621491490050493), ('Adventure|Children', 0.09303767182430357), ('Comedy|Romance', 0.059590105080446605), ('Comedy', 0.025189412018875926), ('Comedy|Drama|Romance', 0.016550908171810416), ('Adventure|Children|Comedy|Drama', 0.010703518319533402), ('Action|Sci-Fi', 0.003609733789048836), ('Comedy', 0.0010111967949399123)]</text:p>
          </table:table-cell>
          <table:table-cell office:value-type="string" calcext:value-type="string">
            <text:p>['Drama|Horror|Thriller']</text:p>
          </table:table-cell>
          <table:table-cell office:value-type="float" office:value="3.45501730103806" calcext:value-type="float">
            <text:p>3.45501730103806</text:p>
          </table:table-cell>
          <table:table-cell office:value-type="float" office:value="1.08571285547559" calcext:value-type="float">
            <text:p>1.0857128554755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['Comedy', 'Action|Sci-Fi|Thriller', 'Action|Crime|Drama|Thriller', 'Action|Adventure|Comedy|Fantasy|Horror', 'Action|Adventure|Comedy', 'Action|Horror|Sci-Fi', 'Comedy|Drama', 'Comedy|Romance', 'Action|Sci-Fi', 'Comedy|Mystery|Thriller', 'Comedy', 'Action|Adventure|Fantasy', 'Adventure|Children|Comedy|Drama', 'Horror', 'Drama|Sci-Fi', 'Comedy|Drama', 'Action|Adventure|Sci-Fi', 'Drama', 'Comedy|Drama|Fantasy|Romance', 'Drama|Romance']</text:p>
          </table:table-cell>
        </table:table-row>
        <table:table-row table:style-name="ro1">
          <table:table-cell office:value-type="string" calcext:value-type="string">
            <text:p>[4.02918807]</text:p>
          </table:table-cell>
          <table:table-cell office:value-type="float" office:value="3.13673101816958" calcext:value-type="float">
            <text:p>3.13673101816958</text:p>
          </table:table-cell>
          <table:table-cell office:value-type="string" calcext:value-type="string">
            <text:p>[3146 <text:s/>778 <text:s/>147 <text:s/>444 <text:s/>875 <text:s text:c="2"/>32 <text:s/>744 <text:s/>770 <text:s/>322 <text:s/>431]</text:p>
          </table:table-cell>
          <table:table-cell office:value-type="string" calcext:value-type="string">
            <text:p>[0.23865691 0.15345845 0.09566436 0.07055849 0.066782 <text:s text:c="2"/>0.06564371 0.05750102 0.05168857 0.00513541 0.00140248]</text:p>
          </table:table-cell>
          <table:table-cell office:value-type="float" office:value="0.892457051590466" calcext:value-type="float">
            <text:p>0.892457051590466</text:p>
          </table:table-cell>
          <table:table-cell office:value-type="string" calcext:value-type="string">
            <text:p>[('Adventure|Drama', 0.23865691024330316), ('Adventure|Animation|Children|Comedy|Musical|Romance', 0.15345844780366555), ('Crime|Drama', 0.09566436348584491), ('Mystery|Thriller', 0.07055848904321349), ('Adventure|Animation|Children|Comedy', 0.0667820016612791), ('Adventure|Drama|Western', 0.06564370753170438), ('Adventure|Animation|Children|Comedy|Fantasy|Romance', 0.05750101955967171), ('Action|Adventure|Comedy|Fantasy', 0.05168857270635425), ('Adventure|Animation|Children|Comedy|Musical', 0.005135413608475528), ('Action|Drama|Romance', 0.0014024774103823402)]</text:p>
          </table:table-cell>
          <table:table-cell office:value-type="string" calcext:value-type="string">
            <text:p>['Comedy']</text:p>
          </table:table-cell>
          <table:table-cell office:value-type="float" office:value="3.62890625" calcext:value-type="float">
            <text:p>3.62890625</text:p>
          </table:table-cell>
          <table:table-cell office:value-type="float" office:value="0.705021314366408" calcext:value-type="float">
            <text:p>0.70502131436640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['Adventure|Drama', 'Adventure|Drama|Western', 'Adventure|Animation|Children|Comedy|Fantasy|Romance', 'Action|Adventure|Comedy|Fantasy', 'Adventure|Animation|Children|Comedy', 'Adventure|Animation|Children|Comedy|Musical|Romance', 'Crime|Drama', 'Mystery|Thriller', 'Action|Drama|War', 'Adventure|Fantasy', 'Drama|Romance', 'Animation|Children|Drama|Musical|Romance', 'Drama|Romance', 'Action|Adventure|Drama|Fantasy', 'Drama', 'Action|Drama|Romance', 'Adventure|Fantasy', 'Mystery|Thriller', 'Adventure|Animation|Children|Comedy|Musical', 'Crime|Horror|Thriller']</text:p>
          </table:table-cell>
        </table:table-row>
        <table:table-row table:style-name="ro1">
          <table:table-cell office:value-type="string" calcext:value-type="string">
            <text:p>[2.93413397]</text:p>
          </table:table-cell>
          <table:table-cell office:value-type="float" office:value="3.69715934198371" calcext:value-type="float">
            <text:p>3.69715934198371</text:p>
          </table:table-cell>
          <table:table-cell office:value-type="string" calcext:value-type="string">
            <text:p>[3591 2062 3012 2093 1126 3498 1456 <text:s/>873 <text:s text:c="2"/>72 <text:s text:c="3"/>4]</text:p>
          </table:table-cell>
          <table:table-cell office:value-type="string" calcext:value-type="string">
            <text:p>[0.17375787 0.12441593 0.11431285 0.07470767 0.05805575 0.0171791 0.01598265 0.0042376 <text:s/>0.00367482 0.00050254]</text:p>
          </table:table-cell>
          <table:table-cell office:value-type="float" office:value="0.76302536799053" calcext:value-type="float">
            <text:p>0.76302536799053</text:p>
          </table:table-cell>
          <table:table-cell office:value-type="string" calcext:value-type="string">
            <text:p>[('Drama', 0.17375787489988875), ('Documentary', 0.12441592801955781), ('Comedy|Drama', 0.11431285172978663), ('Drama|Mystery', 0.0747076740152177), ('Action|Drama|Thriller', 0.05805574835870428), ('Drama', 0.0171791000954498), ('Comedy', 0.015982653568232256), ('Comedy|Romance', 0.004237600090741711), ('Action|Drama|War', 0.003674820498170619), ('Crime|Mystery|Thriller', 0.00050254352288631)]</text:p>
          </table:table-cell>
          <table:table-cell office:value-type="string" calcext:value-type="string">
            <text:p>['Drama|Horror|Thriller']</text:p>
          </table:table-cell>
          <table:table-cell office:value-type="float" office:value="3.90816326530612" calcext:value-type="float">
            <text:p>3.90816326530612</text:p>
          </table:table-cell>
          <table:table-cell office:value-type="float" office:value="0.858174791836978" calcext:value-type="float">
            <text:p>0.85817479183697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['Documentary', 'Comedy|Drama', 'Drama', 'Drama', 'Comedy|Drama', 'Comedy|Drama|Romance|War', 'Drama', 'Action|Drama|Thriller', 'Crime|Drama', 'Action|Drama|War', 'Drama|Mystery', 'Crime|Mystery|Thriller', 'Comedy', 'Comedy|Romance', 'Drama|Romance', 'Action|Adventure|Children|Comedy|Fantasy', 'Comedy', 'Comedy|Romance', 'Action|Adventure|Sci-Fi', 'Action|Crime']</text:p>
          </table:table-cell>
        </table:table-row>
        <table:table-row table:style-name="ro1">
          <table:table-cell office:value-type="string" calcext:value-type="string">
            <text:p>[4.00962388]</text:p>
          </table:table-cell>
          <table:table-cell office:value-type="float" office:value="4.17285391245828" calcext:value-type="float">
            <text:p>4.17285391245828</text:p>
          </table:table-cell>
          <table:table-cell office:value-type="string" calcext:value-type="string">
            <text:p>[1323 3616 3623 3615 2123 1068 3258 1911 1253 1229]</text:p>
          </table:table-cell>
          <table:table-cell office:value-type="string" calcext:value-type="string">
            <text:p>[0.3196804 <text:s/>0.21369659 0.09367723 0.05622077 0.03636967 0.02502341 0.02410001 0.0199618 <text:s/>0.00990591 0.00328897]</text:p>
          </table:table-cell>
          <table:table-cell office:value-type="float" office:value="0.163230034373091" calcext:value-type="float">
            <text:p>0.163230034373091</text:p>
          </table:table-cell>
          <table:table-cell office:value-type="string" calcext:value-type="string">
            <text:p>[('Action|Adventure|Mystery|Thriller', 0.31968039809544974), ('Horror|Thriller', 0.21369659471672464), ('Drama|Horror|Mystery', 0.09367723352640754), ('Action|Thriller', 0.05622077170561444), ('Action|Adventure|Drama|Thriller', 0.036369669561377355), ('Action|Horror|Sci-Fi|IMAX', 0.025023410162503236), ('Action|Fantasy|Horror', 0.024100006822450833), ('Action|Crime|Drama|Thriller', 0.019961803810384544), ('Crime|Drama|Mystery', 0.009905914170109362), ('Drama|Mystery|Thriller', 0.0032889730460157487)]</text:p>
          </table:table-cell>
          <table:table-cell office:value-type="string" calcext:value-type="string">
            <text:p>['Comedy|Horror']</text:p>
          </table:table-cell>
          <table:table-cell office:value-type="float" office:value="4.26047904191617" calcext:value-type="float">
            <text:p>4.26047904191617</text:p>
          </table:table-cell>
          <table:table-cell office:value-type="float" office:value="0.457271009913013" calcext:value-type="float">
            <text:p>0.45727100991301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['Action|Adventure|Drama|Thriller', 'Crime|Drama|Mystery', 'Action|Horror|Sci-Fi|IMAX', 'Action|Fantasy|Horror', 'Drama|Thriller', 'Crime|Drama|Thriller', 'Action|Crime|Drama|IMAX', 'Action|Crime|Drama|Thriller', 'Crime|Drama', 'Action|Crime|Drama|Thriller', 'Drama|Mystery|Thriller', 'Crime|Horror|Thriller', 'Action|Crime|IMAX', 'Action|Crime|Drama|Thriller', 'Drama|Mystery|Sci-Fi|Thriller', 'Action|Adventure|Mystery|Thriller', 'Action|Crime|Drama|Thriller', 'Action|Crime|Thriller', 'Drama|Horror|Mystery', 'Action|Mystery|Thriller']</text:p>
          </table:table-cell>
        </table:table-row>
        <table:table-row table:style-name="ro1">
          <table:table-cell office:value-type="string" calcext:value-type="string">
            <text:p>[4.95302584]</text:p>
          </table:table-cell>
          <table:table-cell office:value-type="float" office:value="3.18701945990141" calcext:value-type="float">
            <text:p>3.18701945990141</text:p>
          </table:table-cell>
          <table:table-cell office:value-type="string" calcext:value-type="string">
            <text:p>[6760 6803 6903 6824 6902 6878 6807 6743 6755 6860]</text:p>
          </table:table-cell>
          <table:table-cell office:value-type="string" calcext:value-type="string">
            <text:p>[0.2096048 <text:s/>0.19273027 0.1666521 <text:s/>0.1425212 <text:s/>0.11436913 0.06819381 0.04839953 0.02904842 0.01608771 0.00299821]</text:p>
          </table:table-cell>
          <table:table-cell office:value-type="float" office:value="1.76600638124054" calcext:value-type="float">
            <text:p>1.76600638124054</text:p>
          </table:table-cell>
          <table:table-cell office:value-type="string" calcext:value-type="string">
            <text:p>[('Comedy|Drama|Romance', 0.2096048027524375), ('Action|Comedy', 0.19273026966058704), ('Documentary', 0.16665209584591137), ('Documentary', 0.14252120122106945), ('Documentary', 0.11436912872103788), ('Documentary', 0.06819380945738049), ('Documentary|Drama', 0.04839952545983004), ('Drama', 0.029048422127138852), ('Drama|War', 0.016087707509081117), ('Documentary', 0.0029982054739158834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75597269624573" calcext:value-type="float">
            <text:p>3.75597269624573</text:p>
          </table:table-cell>
          <table:table-cell office:value-type="float" office:value="0.544291027671771" calcext:value-type="float">
            <text:p>0.544291027671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['Documentary', 'Animation', 'Western', 'Comedy', 'Crime|Drama|Film-Noir|Thriller', 'Comedy|Drama|Romance', 'Documentary', 'Drama|War', 'Drama', 'Documentary', 'Drama|Musical', 'Sci-Fi|IMAX', 'Drama', 'Comedy', '(no genres listed)', 'Documentary', 'Comedy', 'Action|Drama|Mystery|Sci-Fi|Thriller|IMAX', 'Adventure|Comedy|Drama', 'Comedy|Crime|Drama']</text:p>
          </table:table-cell>
        </table:table-row>
        <table:table-row table:style-name="ro1">
          <table:table-cell office:value-type="string" calcext:value-type="string">
            <text:p>[3.81881999]</text:p>
          </table:table-cell>
          <table:table-cell office:value-type="float" office:value="4.26484695933995" calcext:value-type="float">
            <text:p>4.26484695933995</text:p>
          </table:table-cell>
          <table:table-cell office:value-type="string" calcext:value-type="string">
            <text:p>[5158 5160 5155 3341 4898 3503 2118 2097 2081 <text:s/>267]</text:p>
          </table:table-cell>
          <table:table-cell office:value-type="string" calcext:value-type="string">
            <text:p>[0.53234601 0.11541361 0.04838217 0.02789976 0.01338525 0.01064798 0.00802857 0.0035714 <text:s/>0.00247389 0.00161535]</text:p>
          </table:table-cell>
          <table:table-cell office:value-type="float" office:value="0.446026973125545" calcext:value-type="float">
            <text:p>0.446026973125545</text:p>
          </table:table-cell>
          <table:table-cell office:value-type="string" calcext:value-type="string">
            <text:p>[('Drama', 0.5323460134289615), ('Comedy', 0.11541361120784233), ('Crime|Drama|Western', 0.0483821678831391), ('Adventure|Documentary', 0.027899759009712442), ('Drama|Mystery', 0.013385250431496111), ('Drama', 0.010647980348463282), ('Mystery', 0.008028570641089767), ('Action|Adventure', 0.003571404795700297), ('Crime|Film-Noir|Thriller', 0.0024738870246253652), ('Drama|War', 0.0016153524718503429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4.46276595744681" calcext:value-type="float">
            <text:p>4.46276595744681</text:p>
          </table:table-cell>
          <table:table-cell office:value-type="float" office:value="0.726545900287162" calcext:value-type="float">
            <text:p>0.72654590028716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['Crime|Film-Noir|Mystery|Thriller', 'Crime|Film-Noir|Thriller', 'Drama', 'Action|Drama|War', 'Mystery', 'Crime|Mystery|Thriller', 'Adventure|Documentary', 'Comedy|War', 'Crime|Drama', 'Comedy|Crime|Drama|Thriller', 'Action|Drama|War', 'Action|Adventure', 'Action|Adventure|Western', 'Drama', 'Action|Adventure|Mystery|Romance|Thriller', 'Drama|Mystery', 'Drama|Mystery', 'Crime|Drama|Western', 'Drama|Romance', 'Crime|Mystery|Thriller']</text:p>
          </table:table-cell>
        </table:table-row>
        <table:table-row table:style-name="ro1">
          <table:table-cell office:value-type="string" calcext:value-type="string">
            <text:p>[3.52911265]</text:p>
          </table:table-cell>
          <table:table-cell office:value-type="float" office:value="0.858953044988481" calcext:value-type="float">
            <text:p>0.858953044988481</text:p>
          </table:table-cell>
          <table:table-cell office:value-type="string" calcext:value-type="string">
            <text:p>[7258 9364 9363 9401 9392 8527 6448 8985 8225 2088]</text:p>
          </table:table-cell>
          <table:table-cell office:value-type="string" calcext:value-type="string">
            <text:p>[0.21814705 0.11989702 0.10751428 0.09293008 0.05245467 0.04102474 0.02842212 0.02176829 0.01583367 0.0078306 ]</text:p>
          </table:table-cell>
          <table:table-cell office:value-type="float" office:value="2.67015960093373" calcext:value-type="float">
            <text:p>2.67015960093373</text:p>
          </table:table-cell>
          <table:table-cell office:value-type="string" calcext:value-type="string">
            <text:p>[('Drama|Horror|Thriller', 0.2181470535884969), ('Horror', 0.1198970189288479), ('Documentary', 0.10751427697755694), ('Drama|Romance|Western', 0.09293008070136193), ('Documentary', 0.05245467367563902), ('Drama|Fantasy|Mystery', 0.041024744297961484), ('Comedy|Drama', 0.028422123863322553), ('Action|Comedy|Drama', 0.021768286869815565), ('Drama', 0.01583367032383662), ('Crime|Drama', 0.007830599957602435)]</text:p>
          </table:table-cell>
          <table:table-cell office:value-type="string" calcext:value-type="string">
            <text:p>['Drama']</text:p>
          </table:table-cell>
          <table:table-cell office:value-type="float" office:value="3.50795334040297" calcext:value-type="float">
            <text:p>3.50795334040297</text:p>
          </table:table-cell>
          <table:table-cell office:value-type="float" office:value="1.1530265167836" calcext:value-type="float">
            <text:p>1.153026516783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943" calcext:value-type="float">
            <text:p>943</text:p>
          </table:table-cell>
          <table:table-cell office:value-type="string" calcext:value-type="string">
            <text:p>['Drama|Romance', 'Drama|War', 'Documentary', 'Crime|Drama|Thriller', 'Drama|Romance', 'Comedy|Drama|Romance', 'Drama', 'Drama', 'Comedy', 'Action|Drama|War', 'Drama|Romance|Western', 'Drama', 'Drama', 'Comedy|Drama|Romance', 'Documentary', 'Drama', 'Crime|Drama', 'Comedy|Crime|Thriller', 'Drama', 'Drama']</text:p>
          </table:table-cell>
        </table:table-row>
        <table:table-row table:style-name="ro1">
          <table:table-cell office:value-type="string" calcext:value-type="string">
            <text:p>[3.04066716]</text:p>
          </table:table-cell>
          <table:table-cell office:value-type="float" office:value="0.266332606984384" calcext:value-type="float">
            <text:p>0.266332606984384</text:p>
          </table:table-cell>
          <table:table-cell office:value-type="string" calcext:value-type="string">
            <text:p>[6554 3729 3169 3695 4305 1440 1932 <text:s/>331 3095 3498]</text:p>
          </table:table-cell>
          <table:table-cell office:value-type="string" calcext:value-type="string">
            <text:p>[0.2811283 <text:s/>0.07869149 0.0732468 <text:s/>0.07147004 0.05739578 0.01770427 0.01171582 0.00921615 0.00520664 0.00235815]</text:p>
          </table:table-cell>
          <table:table-cell office:value-type="float" office:value="2.77433455787199" calcext:value-type="float">
            <text:p>2.77433455787199</text:p>
          </table:table-cell>
          <table:table-cell office:value-type="string" calcext:value-type="string">
            <text:p>[('Drama', 0.2811282971131579), ('Musical', 0.07869149294766899), ('Drama', 0.07324679730975676), ('Drama', 0.07147003945203201), ('Drama', 0.05739577960413998), ('Comedy|Romance', 0.01770426873117731), ('Drama|Thriller', 0.01171582194608829), ('Drama|Romance', 0.00921614684710736), ('Comedy|Drama', 0.0052066425691584), ('Drama', 0.0023581464509873085)]</text:p>
          </table:table-cell>
          <table:table-cell office:value-type="string" calcext:value-type="string">
            <text:p>['Comedy']</text:p>
          </table:table-cell>
          <table:table-cell office:value-type="float" office:value="3.01774691358025" calcext:value-type="float">
            <text:p>3.01774691358025</text:p>
          </table:table-cell>
          <table:table-cell office:value-type="float" office:value="1.19769964088432" calcext:value-type="float">
            <text:p>1.1976996408843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48" calcext:value-type="float">
            <text:p>648</text:p>
          </table:table-cell>
          <table:table-cell office:value-type="string" calcext:value-type="string">
            <text:p>['Drama', 'Action|Drama|Thriller', 'Drama', 'Action|Adventure|Animation|Drama|Fantasy', 'Drama|Thriller', 'Comedy|Romance', 'Drama', 'Comedy|Drama', 'Drama|Fantasy|Thriller', 'Comedy|Romance', 'Fantasy|Horror|Romance|Thriller', 'Comedy|Drama|Musical|Romance', 'Drama', 'Musical', 'Drama|Romance', 'Drama', 'Comedy|Romance', 'Comedy|Drama|Romance', 'Drama|Romance', 'Action|Crime|Thriller']</text:p>
          </table:table-cell>
        </table:table-row>
        <table:table-row table:style-name="ro1">
          <table:table-cell office:value-type="string" calcext:value-type="string">
            <text:p>[4.93657387]</text:p>
          </table:table-cell>
          <table:table-cell office:value-type="float" office:value="3.18701945990141" calcext:value-type="float">
            <text:p>3.18701945990141</text:p>
          </table:table-cell>
          <table:table-cell office:value-type="string" calcext:value-type="string">
            <text:p>[6821 6824 6760 6814 6755 6743 6803 6878 6807 6902]</text:p>
          </table:table-cell>
          <table:table-cell office:value-type="string" calcext:value-type="string">
            <text:p>[0.27299275 0.14087609 0.12678463 0.10397684 0.08997914 0.08715776 0.04607311 0.0424068 <text:s/>0.04091563 0.03615202]</text:p>
          </table:table-cell>
          <table:table-cell office:value-type="float" office:value="1.74955441097089" calcext:value-type="float">
            <text:p>1.74955441097089</text:p>
          </table:table-cell>
          <table:table-cell office:value-type="string" calcext:value-type="string">
            <text:p>[('Documentary', 0.2729927465401508), ('Documentary', 0.1408760937392271), ('Comedy|Drama|Romance', 0.1267846342727294), ('Drama', 0.10397684022441492), ('Drama|War', 0.08997914397741912), ('Drama', 0.08715776349283975), ('Action|Comedy', 0.046073105291800115), ('Documentary', 0.04240679823222672), ('Documentary|Drama', 0.040915630713074094), ('Documentary', 0.036152017690577985)]</text:p>
          </table:table-cell>
          <table:table-cell office:value-type="string" calcext:value-type="string">
            <text:p>['Action|Adventure|Sci-Fi']</text:p>
          </table:table-cell>
          <table:table-cell office:value-type="float" office:value="3.75597269624573" calcext:value-type="float">
            <text:p>3.75597269624573</text:p>
          </table:table-cell>
          <table:table-cell office:value-type="float" office:value="0.544291027671771" calcext:value-type="float">
            <text:p>0.54429102767177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79" calcext:value-type="float">
            <text:p>879</text:p>
          </table:table-cell>
          <table:table-cell office:value-type="string" calcext:value-type="string">
            <text:p>['Documentary', 'Animation', 'Western', 'Comedy', 'Crime|Drama|Film-Noir|Thriller', 'Comedy|Drama|Romance', 'Documentary', 'Drama|War', 'Drama', 'Documentary', 'Drama|Musical', 'Sci-Fi|IMAX', 'Drama', 'Comedy', '(no genres listed)', 'Documentary', 'Comedy', 'Action|Drama|Mystery|Sci-Fi|Thriller|IMAX', 'Adventure|Comedy|Drama', 'Comedy|Crime|Drama']</text:p>
          </table:table-cell>
        </table:table-row>
        <table:table-row table:style-name="ro1">
          <table:table-cell office:value-type="string" calcext:value-type="string">
            <text:p>[3.95910896]</text:p>
          </table:table-cell>
          <table:table-cell office:value-type="float" office:value="3.16123990874586" calcext:value-type="float">
            <text:p>3.16123990874586</text:p>
          </table:table-cell>
          <table:table-cell office:value-type="string" calcext:value-type="string">
            <text:p>[8076 2603 4888 <text:s/>424 8074 4929 3005 2671 1504 <text:s/>430]</text:p>
          </table:table-cell>
          <table:table-cell office:value-type="string" calcext:value-type="string">
            <text:p>[0.29174623 0.15601265 0.10385427 0.09086521 0.07377234 0.02873211 0.02819012 0.00957881 0.00654948 0.00252059]</text:p>
          </table:table-cell>
          <table:table-cell office:value-type="float" office:value="0.797869053609933" calcext:value-type="float">
            <text:p>0.797869053609933</text:p>
          </table:table-cell>
          <table:table-cell office:value-type="string" calcext:value-type="string">
            <text:p>[('Comedy', 0.29174622665876837), ('Comedy|Sci-Fi', 0.15601265057330838), ('Action|Comedy', 0.1038542693027541), ('Comedy', 0.0908652051195217), ('Comedy', 0.07377233579521401), ('Thriller', 0.028732113289233453), ('Action|Comedy|Crime|Thriller', 0.028190116808566295), ('Comedy', 0.00957880526417013), ('Comedy', 0.006549481611025833), ('Drama', 0.002520588048595644)]</text:p>
          </table:table-cell>
          <table:table-cell office:value-type="string" calcext:value-type="string">
            <text:p>['Action|Adventure|Thriller']</text:p>
          </table:table-cell>
          <table:table-cell office:value-type="float" office:value="3.94212218649518" calcext:value-type="float">
            <text:p>3.94212218649518</text:p>
          </table:table-cell>
          <table:table-cell office:value-type="float" office:value="0.986986382944918" calcext:value-type="float">
            <text:p>0.9869863829449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['Adventure|Animation|Children|Comedy|Fantasy', 'Comedy|Drama|Romance', 'Adventure|Animation|Children|Comedy|Fantasy', 'Comedy|Drama|Fantasy', 'Comedy|Horror', 'Animation|Children|Comedy', 'Comedy|Romance', 'Adventure|Comedy|Western', 'Comedy|Romance', 'Adventure|Animation|Children|Comedy|Musical', 'Comedy', 'Comedy', 'Comedy|Crime|Drama', 'Comedy', 'Action|Crime|Thriller', 'Comedy', 'Comedy', 'Comedy|Romance', 'Comedy|Drama|Romance|War', 'Action|Mystery']</text:p>
          </table:table-cell>
        </table:table-row>
        <table:table-row table:style-name="ro1">
          <table:table-cell office:value-type="string" calcext:value-type="string">
            <text:p>[2.97984622]</text:p>
          </table:table-cell>
          <table:table-cell office:value-type="float" office:value="0.492097961969244" calcext:value-type="float">
            <text:p>0.492097961969244</text:p>
          </table:table-cell>
          <table:table-cell office:value-type="string" calcext:value-type="string">
            <text:p>[1502 <text:s/>419 1723 1681 1116 1468 1711 1668 <text:s/>116 1455]</text:p>
          </table:table-cell>
          <table:table-cell office:value-type="string" calcext:value-type="string">
            <text:p>[0.22289525 0.09760719 0.09566482 0.06092984 0.05276689 0.02856246 0.01842973 0.01185657 0.00367791 0.00357857]</text:p>
          </table:table-cell>
          <table:table-cell office:value-type="float" office:value="2.48774825551238" calcext:value-type="float">
            <text:p>2.48774825551238</text:p>
          </table:table-cell>
          <table:table-cell office:value-type="string" calcext:value-type="string">
            <text:p>[('Romance|Thriller', 0.22289525397605894), ('Comedy|Drama|Fantasy|Romance', 0.09760719164112429), ('Comedy|Drama', 0.095664824472531), ('Adventure|Comedy|Sci-Fi', 0.060929843245161715), ('Action|Comedy|Fantasy', 0.052766888322264185), ('Action|Mystery|Sci-Fi', 0.028562458345717287), ('Adventure|Children|Comedy|Musical', 0.018429726816789914), ('Adventure|Comedy|Fantasy|Sci-Fi', 0.01185657105130715), ('Adventure|Fantasy|Musical', 0.0036779107542629424), ('Comedy', 0.0035785748711077816)]</text:p>
          </table:table-cell>
          <table:table-cell office:value-type="string" calcext:value-type="string">
            <text:p>['Action|Comedy|Sci-Fi|Western']</text:p>
          </table:table-cell>
          <table:table-cell office:value-type="float" office:value="2.60739687055477" calcext:value-type="float">
            <text:p>2.60739687055477</text:p>
          </table:table-cell>
          <table:table-cell office:value-type="float" office:value="0.926641817915628" calcext:value-type="float">
            <text:p>0.92664181791562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03" calcext:value-type="float">
            <text:p>703</text:p>
          </table:table-cell>
          <table:table-cell office:value-type="string" calcext:value-type="string">
            <text:p>['Comedy', 'Action|Crime|Drama|Thriller', 'Adventure|Fantasy|Musical', 'Romance|Thriller', 'Action|Crime|Thriller', 'Film-Noir|Mystery', 'Comedy', 'Adventure|Comedy|Sci-Fi', 'Action|Adventure|Sci-Fi|Thriller', 'Mystery|Thriller', 'Adventure|Animation|Children|Comedy|Crime|Fantasy|Mystery', 'Comedy|Drama|Fantasy|Romance', 'Action|Mystery|Sci-Fi', 'Action|Adventure', 'Adventure|Comedy|Fantasy|Sci-Fi', 'Action|Comedy|Fantasy', 'Action|Adventure|Comedy|Sci-Fi', 'Children|Drama|Sci-Fi', 'Action|Adventure|Comedy|Fantasy|Romance', 'Action|Adventure']</text:p>
          </table:table-cell>
        </table:table-row>
        <table:table-row table:style-name="ro1">
          <table:table-cell office:value-type="string" calcext:value-type="string">
            <text:p>[2.54537567]</text:p>
          </table:table-cell>
          <table:table-cell office:value-type="float" office:value="1.26949112197184" calcext:value-type="float">
            <text:p>1.26949112197184</text:p>
          </table:table-cell>
          <table:table-cell office:value-type="string" calcext:value-type="string">
            <text:p>[5353 3191 <text:s/>306 2045 4850 4122 <text:s/>791 1831 <text:s/>277 2046]</text:p>
          </table:table-cell>
          <table:table-cell office:value-type="string" calcext:value-type="string">
            <text:p>[0.13161717 0.07604038 0.0756974 <text:s/>0.05290704 0.04767799 0.04506231 0.03430509 0.02927097 0.01038468 0.0061121 ]</text:p>
          </table:table-cell>
          <table:table-cell office:value-type="float" office:value="1.27588454817924" calcext:value-type="float">
            <text:p>1.27588454817924</text:p>
          </table:table-cell>
          <table:table-cell office:value-type="string" calcext:value-type="string">
            <text:p>[('Comedy|Drama|Musical', 0.1316171689536681), ('Comedy|Musical', 0.0760403804999133), ('Crime|Drama', 0.07569740460599235), ('Comedy|Drama|Romance', 0.05290704228525344), ('Drama|Romance', 0.04767798748674415), ('Comedy|Drama', 0.04506231427396285), ('Comedy|Drama|Romance', 0.03430508662526982), ('Comedy|Drama', 0.029270966948342893), ('Drama', 0.010384681617681276), ('Comedy|Drama|Romance', 0.006112100733387949)]</text:p>
          </table:table-cell>
          <table:table-cell office:value-type="string" calcext:value-type="string">
            <text:p>['Action|Romance|Sci-Fi|Thriller']</text:p>
          </table:table-cell>
          <table:table-cell office:value-type="float" office:value="2.62171052631579" calcext:value-type="float">
            <text:p>2.62171052631579</text:p>
          </table:table-cell>
          <table:table-cell office:value-type="float" office:value="1.48788607387682" calcext:value-type="float">
            <text:p>1.4878860738768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['Comedy|Romance', 'Comedy|Drama|Musical', 'Comedy|Drama', 'Comedy|Drama', 'Comedy|Musical', 'Comedy|Drama|Romance', 'Crime|Drama', 'Drama', 'Drama|Romance', 'Comedy|Drama|Romance', 'Comedy|Drama|Romance', 'Adventure|Animation|Fantasy', 'Comedy', 'Comedy|Crime|Drama|Thriller', 'Comedy', 'Drama|Sci-Fi|Thriller', 'Comedy|Drama', 'Drama|Romance', 'Comedy', 'Documentary']</text:p>
          </table:table-cell>
        </table:table-row>
        <table:table-row table:style-name="ro1">
          <table:table-cell office:value-type="string" calcext:value-type="string">
            <text:p>[3.32271872]</text:p>
          </table:table-cell>
          <table:table-cell office:value-type="float" office:value="3.90421534354014" calcext:value-type="float">
            <text:p>3.90421534354014</text:p>
          </table:table-cell>
          <table:table-cell office:value-type="string" calcext:value-type="string">
            <text:p>[7401 7399 2792 5545 6199 <text:s/>806 <text:s/>584 <text:s/>166 <text:s/>244 <text:s text:c="2"/>71]</text:p>
          </table:table-cell>
          <table:table-cell office:value-type="string" calcext:value-type="string">
            <text:p>[0.24271676 0.11598874 0.0987266 <text:s/>0.09857242 0.07576837 0.01370759 0.01222364 0.00406376 0.00208748 0.00144836]</text:p>
          </table:table-cell>
          <table:table-cell office:value-type="float" office:value="0.581496623947041" calcext:value-type="float">
            <text:p>0.581496623947041</text:p>
          </table:table-cell>
          <table:table-cell office:value-type="string" calcext:value-type="string">
            <text:p>[('Comedy|Crime|Drama|Horror', 0.24271676161296307), ('Drama', 0.11598873555705787), ('Fantasy|Western', 0.09872659573029668), ('Drama|Mystery|Thriller', 0.09857241502255576), ('Drama|Horror', 0.07576837185137907), ('Action|Crime|Film-Noir|Mystery|Thriller', 0.013707586220223769), ('Action|Crime|Thriller', 0.012223640176316561), ('Action|Sci-Fi|Thriller', 0.0040637593344710265), ('Action|Crime|Drama|Mystery|Sci-Fi|Thriller|IMAX', 0.0020874775535643327), ('Crime|Drama|Sci-Fi|Thriller', 0.0014483606095502743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4.00833333333333" calcext:value-type="float">
            <text:p>4.00833333333333</text:p>
          </table:table-cell>
          <table:table-cell office:value-type="float" office:value="0.456359385669769" calcext:value-type="float">
            <text:p>0.45635938566976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['Action|Crime|Thriller', 'Drama|Mystery|Thriller', 'Action|Crime|Film-Noir|Mystery|Thriller', 'Comedy|Crime|Drama|Horror', 'Fantasy|Western', 'Drama|Horror', 'Drama', 'Crime|Drama|Thriller', 'Drama|Mystery|Sci-Fi', 'Adventure|Drama', 'Action|Crime|Drama|Mystery|Sci-Fi|Thriller|IMAX', 'Drama|Mystery|Romance|Sci-Fi|Thriller', 'Drama|Mystery', 'Action|Drama|War', 'Drama|Film-Noir|Thriller', 'Crime|Drama|Film-Noir|Mystery|Thriller', 'Drama|Mystery|Thriller', 'Adventure|Comedy|Drama', 'Drama|Romance', 'Crime|Horror|Mystery|Thriller']</text:p>
          </table:table-cell>
        </table:table-row>
        <table:table-row table:style-name="ro1">
          <table:table-cell office:value-type="string" calcext:value-type="string">
            <text:p>[4.3689949]</text:p>
          </table:table-cell>
          <table:table-cell office:value-type="float" office:value="0.282955479637056" calcext:value-type="float">
            <text:p>0.282955479637056</text:p>
          </table:table-cell>
          <table:table-cell office:value-type="string" calcext:value-type="string">
            <text:p>[5403 3035 2095 <text:s/>405 5379 5347 2630 2041 5329 <text:s/>357]</text:p>
          </table:table-cell>
          <table:table-cell office:value-type="string" calcext:value-type="string">
            <text:p>[0.24246312 0.18932433 0.08117214 0.07674204 0.07425325 0.07423811 0.07149361 0.0393501 <text:s/>0.01499646 0.00976582]</text:p>
          </table:table-cell>
          <table:table-cell office:value-type="float" office:value="4.08603942354353" calcext:value-type="float">
            <text:p>4.08603942354353</text:p>
          </table:table-cell>
          <table:table-cell office:value-type="string" calcext:value-type="string">
            <text:p>[('Romance', 0.24246312024019323), ('Comedy|Drama', 0.18932432890160625), ('Drama|Romance|War', 0.08117214443356599), ('Comedy|Romance', 0.0767420436845613), ('Drama', 0.07425324861410593), ('Drama', 0.074238111068586), ('Comedy|War', 0.07149361310244645), ('Drama', 0.03935009800292354), ('Comedy|Drama', 0.01499645711938907), ('Comedy|Drama', 0.00976581546873985)]</text:p>
          </table:table-cell>
          <table:table-cell office:value-type="string" calcext:value-type="string">
            <text:p>['Action|Romance|Sci-Fi|Thriller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</table:table-row>
        <table:table-row table:style-name="ro1">
          <table:table-cell office:value-type="string" calcext:value-type="string">
            <text:p>[3.6106777]</text:p>
          </table:table-cell>
          <table:table-cell office:value-type="float" office:value="2.76293627848564" calcext:value-type="float">
            <text:p>2.76293627848564</text:p>
          </table:table-cell>
          <table:table-cell office:value-type="string" calcext:value-type="string">
            <text:p>[5059 6176 4257 2760 5061 2071 1452 2755 <text:s/>393 2177]</text:p>
          </table:table-cell>
          <table:table-cell office:value-type="string" calcext:value-type="string">
            <text:p>[0.14590416 0.12641052 0.11945335 0.1049802 <text:s/>0.08878044 0.07476702 0.02055914 0.01887835 0.01594127 0.0064611 ]</text:p>
          </table:table-cell>
          <table:table-cell office:value-type="float" office:value="0.847741420584947" calcext:value-type="float">
            <text:p>0.847741420584947</text:p>
          </table:table-cell>
          <table:table-cell office:value-type="string" calcext:value-type="string">
            <text:p>[('Comedy|Thriller', 0.14590416066056616), ('Drama|Mystery', 0.1264105156421815), ('Drama', 0.11945335401531722), ('Drama', 0.10498020157011291), ('Crime|Film-Noir', 0.08878043536509896), ('Drama', 0.07476701684638008), ('Comedy', 0.020559135381159697), ('Comedy|Drama|Film-Noir', 0.018878348899047707), ('Drama', 0.015941271700465116), ('Adventure|Drama', 0.006461099733786971)]</text:p>
          </table:table-cell>
          <table:table-cell office:value-type="string" calcext:value-type="string">
            <text:p>['Action|Adventure|Fantasy']</text:p>
          </table:table-cell>
          <table:table-cell office:value-type="float" office:value="3.27131782945736" calcext:value-type="float">
            <text:p>3.27131782945736</text:p>
          </table:table-cell>
          <table:table-cell office:value-type="float" office:value="1.26828907511427" calcext:value-type="float">
            <text:p>1.2682890751142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['Comedy|Thriller', 'Drama|Romance', 'Drama', 'Drama|Mystery', 'Drama', 'Crime|Drama', 'Drama', 'Comedy|Drama|Film-Noir', 'Drama', 'Comedy|Crime|Drama|Romance|Thriller', 'Comedy|Drama|Romance', 'Comedy', 'Crime|Drama', 'Action|Drama|War', 'Action|Adventure|Comedy|Fantasy|Romance', 'Action|Adventure|Sci-Fi', 'Drama|Romance|Thriller', 'Action|Sci-Fi|Thriller', 'Adventure|Drama|Fantasy|Mystery|Sci-Fi', 'Crime|Film-Noir|Mystery|Thriller']</text:p>
          </table:table-cell>
        </table:table-row>
        <table:table-row table:style-name="ro1">
          <table:table-cell office:value-type="string" calcext:value-type="string">
            <text:p>[3.68547031]</text:p>
          </table:table-cell>
          <table:table-cell office:value-type="float" office:value="3.75013822760695" calcext:value-type="float">
            <text:p>3.75013822760695</text:p>
          </table:table-cell>
          <table:table-cell office:value-type="string" calcext:value-type="string">
            <text:p>[1217 <text:s/>778 <text:s/>478 5686 1133 <text:s/>913 <text:s text:c="2"/>75 1311 <text:s/>238 1198]</text:p>
          </table:table-cell>
          <table:table-cell office:value-type="string" calcext:value-type="string">
            <text:p>[0.27416169 0.27278292 0.11179213 0.03264709 0.01321255 0.01304319 0.00938542 0.00851781 0.00687128 0.00338636]</text:p>
          </table:table-cell>
          <table:table-cell office:value-type="float" office:value="0.0646679145358018" calcext:value-type="float">
            <text:p>0.064667914535802</text:p>
          </table:table-cell>
          <table:table-cell office:value-type="string" calcext:value-type="string">
            <text:p>[('Drama|Fantasy|Romance', 0.2741616878970628), ('Adventure|Animation|Children|Comedy|Musical|Romance', 0.27278292249512714), ('Action|Sci-Fi', 0.11179212585945698), ('Drama|Thriller', 0.032647087681561646), ('Adventure|Animation|Children|Comedy|Fantasy|IMAX', 0.013212545110455255), ('Comedy', 0.013043192598018909), ('Horror|Sci-Fi', 0.009385419875631263), ('Action|Comedy', 0.00851781398930084), ('Action|Crime|Drama|IMAX', 0.006871275938094288), ('Action|Mystery|Thriller', 0.0033863607653621132)]</text:p>
          </table:table-cell>
          <table:table-cell office:value-type="string" calcext:value-type="string">
            <text:p>['Action|Fantasy|Sci-Fi|Thriller']</text:p>
          </table:table-cell>
          <table:table-cell office:value-type="float" office:value="3.82738095238095" calcext:value-type="float">
            <text:p>3.82738095238095</text:p>
          </table:table-cell>
          <table:table-cell office:value-type="float" office:value="0.564284458507745" calcext:value-type="float">
            <text:p>0.564284458507745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['Adventure|Animation|Children|Comedy|Musical|Romance', 'Drama|Fantasy|Romance', 'Action|Sci-Fi', 'Drama|Thriller', 'Horror|Sci-Fi', 'Action|Mystery|Thriller', 'Action|Drama', 'Action|Comedy', 'Drama', 'Action|Horror|Sci-Fi|Thriller', 'Adventure|Animation|Children|Comedy|Fantasy|Romance', 'Adventure|Animation|Children|Comedy|Fantasy|IMAX', 'Action|Adventure|Thriller', 'Comedy|Drama|Romance', 'Action|Crime|Drama|IMAX', 'Action', 'Action|Adventure|Drama|Fantasy', 'Comedy', 'Drama', 'Action|Adventure|Crime|Drama|Thriller|War']</text:p>
          </table:table-cell>
        </table:table-row>
        <table:table-row table:style-name="ro1">
          <table:table-cell office:value-type="string" calcext:value-type="string">
            <text:p>[4.10258806]</text:p>
          </table:table-cell>
          <table:table-cell office:value-type="float" office:value="3.30137896349716" calcext:value-type="float">
            <text:p>3.30137896349716</text:p>
          </table:table-cell>
          <table:table-cell office:value-type="string" calcext:value-type="string">
            <text:p>[7026 3392 7028 4244 6354 2348 5391 2519 4164 7031]</text:p>
          </table:table-cell>
          <table:table-cell office:value-type="string" calcext:value-type="string">
            <text:p>[0.3495949 <text:s/>0.18181538 0.09333287 0.05392636 0.04903766 0.03891953 0.0330102 <text:s/>0.01550157 0.00367646 0.00170267]</text:p>
          </table:table-cell>
          <table:table-cell office:value-type="float" office:value="0.801209096888563" calcext:value-type="float">
            <text:p>0.801209096888563</text:p>
          </table:table-cell>
          <table:table-cell office:value-type="string" calcext:value-type="string">
            <text:p>[('Comedy|Drama|War', 0.3495949047820483), ('Comedy|Drama|Romance', 0.18181537752677002), ('Comedy|Drama|Musical', 0.09333286507863102), ('Comedy|Musical', 0.053926361542841236), ('Comedy|Drama|Romance', 0.049037660321461826), ('Action|Drama|Sci-Fi|Thriller', 0.03891953032356036), ('Comedy|Drama|Romance|Thriller', 0.03301020176482783), ('Comedy|Drama', 0.015501571586224913), ('Comedy|Drama', 0.0036764641827043906), ('Children|Comedy|Drama', 0.0017026749680737257)]</text:p>
          </table:table-cell>
          <table:table-cell office:value-type="string" calcext:value-type="string">
            <text:p>['Comedy']</text:p>
          </table:table-cell>
          <table:table-cell office:value-type="float" office:value="4.02076124567474" calcext:value-type="float">
            <text:p>4.02076124567474</text:p>
          </table:table-cell>
          <table:table-cell office:value-type="float" office:value="0.742611664913018" calcext:value-type="float">
            <text:p>0.742611664913018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['Comedy', 'Comedy|Drama', 'Drama', 'Action|Comedy|Sci-Fi', 'Adventure|Animation|Children|Comedy|Sci-Fi', 'Comedy', 'Comedy|Musical', 'Action|Adventure|Comedy|Sci-Fi', 'Animation|Children|Comedy', 'Comedy|Drama|Musical', 'Action|Romance|Sci-Fi|Thriller', 'Drama', 'Comedy|Crime|Mystery|Thriller', 'Drama|Romance', 'Action|Crime|IMAX', 'Comedy|Crime', 'Adventure|Children|Musical', 'Comedy|Romance', 'Comedy|Drama', 'Drama']</text:p>
          </table:table-cell>
        </table:table-row>
        <table:table-row table:style-name="ro1">
          <table:table-cell office:value-type="string" calcext:value-type="string">
            <text:p>[4.70485037]</text:p>
          </table:table-cell>
          <table:table-cell office:value-type="float" office:value="0.606038074063804" calcext:value-type="float">
            <text:p>0.606038074063804</text:p>
          </table:table-cell>
          <table:table-cell office:value-type="string" calcext:value-type="string">
            <text:p>[7197 7168 7186 7160 5441 6306 7179 6264 6101 7161]</text:p>
          </table:table-cell>
          <table:table-cell office:value-type="string" calcext:value-type="string">
            <text:p>[0.26760636 0.22415826 0.15327742 0.07938379 0.07072221 0.05304456 0.05026779 0.01980715 0.01279118 0.00991134]</text:p>
          </table:table-cell>
          <table:table-cell office:value-type="float" office:value="4.09881229683937" calcext:value-type="float">
            <text:p>4.09881229683937</text:p>
          </table:table-cell>
          <table:table-cell office:value-type="string" calcext:value-type="string">
            <text:p>[('Animation|Sci-Fi', 0.26760636161577717), ('Action|Animation|Fantasy', 0.22415826490335553), ('Action|Adventure|Animation|Fantasy', 0.15327742426050517), ('Action|Crime|Drama', 0.07938378570105975), ('Comedy|Drama|Romance', 0.07072221095267119), ('Action|Animation', 0.053044563019650354), ('Action|Animation|Fantasy', 0.05026779252951451), ('Action|Horror|Thriller', 0.019807146830279187), ('Action|Comedy|Crime', 0.012791184191774987), ('Action|Adventure|Animation|Sci-Fi', 0.009911340176047223)]</text:p>
          </table:table-cell>
          <table:table-cell office:value-type="string" calcext:value-type="string">
            <text:p>['Action|Adventure|Fantasy|Sci-Fi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</table:table-row>
        <table:table-row table:style-name="ro1">
          <table:table-cell office:value-type="string" calcext:value-type="string">
            <text:p>[2.95284418]</text:p>
          </table:table-cell>
          <table:table-cell office:value-type="float" office:value="0.429889565527875" calcext:value-type="float">
            <text:p>0.429889565527875</text:p>
          </table:table-cell>
          <table:table-cell office:value-type="string" calcext:value-type="string">
            <text:p>[3008 4261 2097 <text:s/>224 1143 <text:s/>116 <text:s/>358 2083 2046 <text:s/>520]</text:p>
          </table:table-cell>
          <table:table-cell office:value-type="string" calcext:value-type="string">
            <text:p>[0.20731353 0.12383677 0.07638155 0.05447724 0.04104504 0.02895448 0.02726279 0.01832083 0.00905232 0.00392427]</text:p>
          </table:table-cell>
          <table:table-cell office:value-type="float" office:value="2.52295461786169" calcext:value-type="float">
            <text:p>2.52295461786169</text:p>
          </table:table-cell>
          <table:table-cell office:value-type="string" calcext:value-type="string">
            <text:p>[('Comedy|Romance', 0.20731353236942057), ('Drama|War', 0.12383677451454908), ('Action|Adventure', 0.07638154955833838), ('Action|Adventure|Sci-Fi|Thriller', 0.05447724341753477), ('Crime|Drama|Film-Noir', 0.041045044300140596), ('Adventure|Fantasy|Musical', 0.028954479967048502), ('Drama|Western', 0.027262794508408746), ('Action|Adventure|Animation|Sci-Fi', 0.01832083496740657), ('Comedy|Drama|Romance', 0.009052316428729982), ('Action|Adventure|Comedy|Crime', 0.003924266646335888)]</text:p>
          </table:table-cell>
          <table:table-cell office:value-type="string" calcext:value-type="string">
            <text:p>['Comedy']</text:p>
          </table:table-cell>
          <table:table-cell office:value-type="float" office:value="2.64205004035513" calcext:value-type="float">
            <text:p>2.64205004035513</text:p>
          </table:table-cell>
          <table:table-cell office:value-type="float" office:value="0.815135868043892" calcext:value-type="float">
            <text:p>0.81513586804389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478" calcext:value-type="float">
            <text:p>2478</text:p>
          </table:table-cell>
          <table:table-cell office:value-type="string" calcext:value-type="string">
            <text:p>['Drama', 'Comedy|Crime', 'Animation|Sci-Fi', 'Action|Adventure|Animation|Sci-Fi', 'Action|Adventure', 'Drama', 'Comedy|Drama|Romance', 'Action|Adventure|Horror|Sci-Fi', 'Adventure|Fantasy|Musical', 'Crime|Mystery|Thriller', 'Action|Drama|War', 'Action|Crime|Drama|Thriller', 'Action|Adventure|Sci-Fi', 'Action|Adventure|Comedy|Crime', 'Drama|Western', 'Action|Drama|War', 'Action|Adventure|Sci-Fi', 'Crime|Drama|Film-Noir', 'Comedy|Drama', 'Horror|Sci-Fi']</text:p>
          </table:table-cell>
        </table:table-row>
        <table:table-row table:style-name="ro1">
          <table:table-cell office:value-type="string" calcext:value-type="string">
            <text:p>[4.38451388]</text:p>
          </table:table-cell>
          <table:table-cell office:value-type="float" office:value="0.282955479637056" calcext:value-type="float">
            <text:p>0.282955479637056</text:p>
          </table:table-cell>
          <table:table-cell office:value-type="string" calcext:value-type="string">
            <text:p>[5403 3035 2095 5347 5329 5302 2041 2630 5379 3706]</text:p>
          </table:table-cell>
          <table:table-cell office:value-type="string" calcext:value-type="string">
            <text:p>[0.28743673 0.15912893 0.11919205 0.1160699 <text:s/>0.07603738 0.0378308 0.03096235 0.02755778 0.02004288 0.00264397]</text:p>
          </table:table-cell>
          <table:table-cell office:value-type="float" office:value="4.10155839826351" calcext:value-type="float">
            <text:p>4.10155839826351</text:p>
          </table:table-cell>
          <table:table-cell office:value-type="string" calcext:value-type="string">
            <text:p>[('Romance', 0.28743673250021073), ('Comedy|Drama', 0.159128932638767), ('Drama|Romance|War', 0.11919204654575745), ('Drama', 0.11606990216169784), ('Comedy|Drama', 0.07603737910420569), ('Drama', 0.03783080363733937), ('Drama', 0.030962346483785177), ('Comedy|War', 0.02755778336462151), ('Drama', 0.020042883296481698), ('Drama', 0.002643965847246255)]</text:p>
          </table:table-cell>
          <table:table-cell office:value-type="string" calcext:value-type="string">
            <text:p>['Action|Romance|Sci-Fi|Thriller']</text:p>
          </table:table-cell>
          <table:table-cell office:value-type="float" office:value="3.51125895598772" calcext:value-type="float">
            <text:p>3.51125895598772</text:p>
          </table:table-cell>
          <table:table-cell office:value-type="float" office:value="1.00070402621865" calcext:value-type="float">
            <text:p>1.00070402621865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7" calcext:value-type="float">
            <text:p>977</text:p>
          </table:table-cell>
          <table:table-cell office:value-type="string" calcext:value-type="string">
            <text:p>['Drama|Romance', 'Comedy|War', 'Drama|War', 'Comedy|Drama', 'Drama', 'Crime|Drama', 'Action|Drama|War', 'Crime|Drama|Sci-Fi|Thriller', 'Animation|Sci-Fi', 'Comedy|Drama', 'Action|Adventure|Animation|Sci-Fi', 'Comedy|Musical|Romance', 'Drama', 'Drama|War', 'Crime|Mystery|Thriller', 'Drama', 'Crime|Drama', 'Romance', 'Action|Drama|Romance|War', 'Drama|Romance']</text:p>
          </table:table-cell>
        </table:table-row>
        <table:table-row table:style-name="ro1">
          <table:table-cell office:value-type="string" calcext:value-type="string">
            <text:p>[3.9737913]</text:p>
          </table:table-cell>
          <table:table-cell office:value-type="float" office:value="1.20947248938093" calcext:value-type="float">
            <text:p>1.20947248938093</text:p>
          </table:table-cell>
          <table:table-cell office:value-type="string" calcext:value-type="string">
            <text:p>[1649 <text:s/>181 3194 1214 <text:s text:c="2"/>77 1133 <text:s/>460 2394 <text:s/>172 2325]</text:p>
          </table:table-cell>
          <table:table-cell office:value-type="string" calcext:value-type="string">
            <text:p>[0.18781446 0.17252714 0.11464875 0.10772536 0.09032062 0.05257404 0.02983624 0.01877399 0.01667346 0.00386422]</text:p>
          </table:table-cell>
          <table:table-cell office:value-type="float" office:value="2.76431880697333" calcext:value-type="float">
            <text:p>2.76431880697333</text:p>
          </table:table-cell>
          <table:table-cell office:value-type="string" calcext:value-type="string">
            <text:p>[('Comedy', 0.18781445637224686), ('Adventure|Animation|Children|Drama|Sci-Fi', 0.17252713951251142), ('Children|Comedy|Fantasy', 0.11464874942800954), ('Comedy', 0.10772535909786493), ('Action|Comedy|Musical', 0.09032061627997012), ('Adventure|Animation|Children|Comedy|Fantasy|IMAX', 0.05257404084409461), ('Children|Drama', 0.029836240193112998), ('Children|Drama|Fantasy|Romance', 0.018773985713693007), ('Action|Adventure|Sci-Fi', 0.0166734566606397), ('Action|Comedy|Crime|Mystery', 0.0038642151687083956)]</text:p>
          </table:table-cell>
          <table:table-cell office:value-type="string" calcext:value-type="string">
            <text:p>['Action|Drama|War']</text:p>
          </table:table-cell>
          <table:table-cell office:value-type="float" office:value="3.22549019607843" calcext:value-type="float">
            <text:p>3.22549019607843</text:p>
          </table:table-cell>
          <table:table-cell office:value-type="float" office:value="1.2552389253476" calcext:value-type="float">
            <text:p>1.255238925347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['Adventure|Animation|Children|Comedy|Fantasy', 'Children|Comedy|Fantasy', 'Action|Drama|Thriller', 'Drama|Horror|Thriller', 'Crime|Drama', 'Musical|Romance', 'Children|Comedy|Fantasy|Musical', 'Comedy', 'Crime|Mystery|Thriller', 'Children|Comedy|Fantasy|Musical', 'Children|Drama|Sci-Fi', 'Adventure|Comedy|Fantasy', 'Action|Adventure|Sci-Fi', 'Action|Adventure', 'Crime|Horror', 'Action|Comedy|Musical', 'Comedy|Fantasy', 'Comedy', 'Animation|Children|Fantasy|Musical', 'Comedy|War']</text:p>
          </table:table-cell>
        </table:table-row>
        <table:table-row table:style-name="ro1">
          <table:table-cell office:value-type="string" calcext:value-type="string">
            <text:p>[3.91397631]</text:p>
          </table:table-cell>
          <table:table-cell office:value-type="float" office:value="3.66637670362459" calcext:value-type="float">
            <text:p>3.66637670362459</text:p>
          </table:table-cell>
          <table:table-cell office:value-type="string" calcext:value-type="string">
            <text:p>[2501 2502 1691 <text:s/>150 1566 2493 2468 2081 <text:s text:c="2"/>68 1168]</text:p>
          </table:table-cell>
          <table:table-cell office:value-type="string" calcext:value-type="string">
            <text:p>[4.67577561e-01 1.46810198e-01 6.47109346e-02 3.38895350e-02 2.89994323e-02 1.81666085e-02 1.20415091e-02 7.86717927e-03 2.61373087e-03 1.18572840e-04]</text:p>
          </table:table-cell>
          <table:table-cell office:value-type="float" office:value="0.247599604602259" calcext:value-type="float">
            <text:p>0.247599604602259</text:p>
          </table:table-cell>
          <table:table-cell office:value-type="string" calcext:value-type="string">
            <text:p>[('Comedy|Drama', 0.4675775608316887), ('Crime|Drama', 0.14681019842155307), ('Animation|Children', 0.06471093458169756), ('Action|Adventure|Fantasy|Horror', 0.033889534953613985), ('Thriller', 0.02899943227389021), ('Crime|Drama', 0.018166608450716448), ('Crime|Drama|Thriller', 0.012041509148313775), ('Crime|Film-Noir|Thriller', 0.0078671792720171), ('Action|Adventure|Sci-Fi', 0.0026137308722771666), ('Crime|Drama|Thriller', 0.00011857283960272592)]</text:p>
          </table:table-cell>
          <table:table-cell office:value-type="string" calcext:value-type="string">
            <text:p>['Adventure|Comedy|Sci-Fi|Western']</text:p>
          </table:table-cell>
          <table:table-cell office:value-type="float" office:value="4" calcext:value-type="float">
            <text:p>4</text:p>
          </table:table-cell>
          <table:table-cell office:value-type="float" office:value="1.04880884817015" calcext:value-type="float">
            <text:p>1.04880884817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['Action|Adventure|Animation|Drama|Fantasy', 'Action|Adventure|Horror|Sci-Fi', 'Crime|Horror', 'Comedy|Drama', 'Crime|Drama', 'Action|Adventure|Sci-Fi', 'Crime|Film-Noir|Thriller', 'Action|Sci-Fi|Thriller', 'Crime|Horror|Thriller', 'Action|Adventure|Comedy|Fantasy|Romance', 'Comedy|Crime|Drama|Thriller', 'Action|Adventure|Sci-Fi', 'Animation|Children', 'Comedy|Crime', 'Action|Adventure|Comedy|Fantasy|Horror', 'Action|Crime', 'Crime|Drama', 'Crime|Mystery|Thriller', 'Animation|Comedy|Musical', 'Drama|Romance']</text:p>
          </table:table-cell>
        </table:table-row>
        <table:table-row table:style-name="ro1">
          <table:table-cell office:value-type="string" calcext:value-type="string">
            <text:p>[4.6674662]</text:p>
          </table:table-cell>
          <table:table-cell office:value-type="float" office:value="0.606038074063804" calcext:value-type="float">
            <text:p>0.606038074063804</text:p>
          </table:table-cell>
          <table:table-cell office:value-type="string" calcext:value-type="string">
            <text:p>[7168 7179 7197 4987 7186 7163 5657 6306 5441 6264]</text:p>
          </table:table-cell>
          <table:table-cell office:value-type="string" calcext:value-type="string">
            <text:p>[0.32181658 0.18863317 0.18262709 0.07347296 0.06660594 0.05149311 0.0318423 <text:s/>0.01250049 0.0027978 <text:s/>0.0017038 ]</text:p>
          </table:table-cell>
          <table:table-cell office:value-type="float" office:value="4.06142812999595" calcext:value-type="float">
            <text:p>4.06142812999595</text:p>
          </table:table-cell>
          <table:table-cell office:value-type="string" calcext:value-type="string">
            <text:p>[('Action|Animation|Fantasy', 0.3218165834636077), ('Action|Animation|Fantasy', 0.18863316886594717), ('Animation|Sci-Fi', 0.18262708794817492), ('Action|Drama', 0.07347295864498518), ('Action|Adventure|Animation|Fantasy', 0.06660594033191855), ('Action|Animation|Crime', 0.051493109303999196), ('Sci-Fi', 0.03184229960223872), ('Action|Animation', 0.012500491353399396), ('Comedy|Drama|Romance', 0.00279779840013216), ('Action|Horror|Thriller', 0.0017038028975473745)]</text:p>
          </table:table-cell>
          <table:table-cell office:value-type="string" calcext:value-type="string">
            <text:p>['Action|Adventure|Fantasy|Sci-Fi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</table:table-row>
        <table:table-row table:style-name="ro1">
          <table:table-cell office:value-type="string" calcext:value-type="string">
            <text:p>[3.73078938]</text:p>
          </table:table-cell>
          <table:table-cell office:value-type="float" office:value="3.68486395202417" calcext:value-type="float">
            <text:p>3.68486395202417</text:p>
          </table:table-cell>
          <table:table-cell office:value-type="string" calcext:value-type="string">
            <text:p>[3507 <text:s/>138 1582 1032 1593 <text:s/>495 <text:s/>604 1583 <text:s text:c="2"/>40 1008]</text:p>
          </table:table-cell>
          <table:table-cell office:value-type="string" calcext:value-type="string">
            <text:p>[0.41056523 0.16897075 0.06104686 0.03495935 0.02885098 0.01980346 0.00915675 0.00686093 0.00387025 0.00207332]</text:p>
          </table:table-cell>
          <table:table-cell office:value-type="float" office:value="0.0459254243859264" calcext:value-type="float">
            <text:p>0.045925424385926</text:p>
          </table:table-cell>
          <table:table-cell office:value-type="string" calcext:value-type="string">
            <text:p>[('Comedy|Sci-Fi', 0.4105652277260733), ('Adventure|Animation|Children|Comedy', 0.16897075474631224), ('Comedy|Drama|Romance', 0.06104685684985348), ('Action|Crime|Mystery|Sci-Fi|Thriller', 0.03495934999280955), ('Comedy', 0.028850978466455453), ('Drama|Romance', 0.01980346352310857), ('Comedy|Romance', 0.009156753269881697), ('Comedy|Drama|Romance', 0.006860925993087954), ('Action|Adventure|Thriller', 0.0038702483147039154), ('Comedy|Drama|Romance', 0.002073316399732372)]</text:p>
          </table:table-cell>
          <table:table-cell office:value-type="string" calcext:value-type="string">
            <text:p>['Action|Sci-Fi']</text:p>
          </table:table-cell>
          <table:table-cell office:value-type="float" office:value="4.1" calcext:value-type="float">
            <text:p>4.1</text:p>
          </table:table-cell>
          <table:table-cell office:value-type="float" office:value="0.981186665587783" calcext:value-type="float">
            <text:p>0.98118666558778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['Adventure|Animation|Children|Comedy|Fantasy', 'Action|Adventure|Sci-Fi|Thriller', 'Comedy|Drama|Romance', 'Comedy|Romance|Thriller', 'Comedy|Romance', 'Comedy|Drama|Romance|War', 'Adventure|Animation|Children|Comedy', 'Adventure|Comedy|Sci-Fi', 'Crime|Horror|Thriller', 'Drama|Romance', 'Action|Comedy|Sci-Fi', 'Comedy|Romance', 'Action|Adventure|Thriller', 'Action|Sci-Fi', 'Drama|Romance', 'Action|Adventure|Comedy', 'Action|Sci-Fi|Thriller', 'Comedy|Drama|Romance', 'Drama|Horror|Mystery', 'Children|Drama']</text:p>
          </table:table-cell>
        </table:table-row>
        <table:table-row table:style-name="ro1">
          <table:table-cell office:value-type="string" calcext:value-type="string">
            <text:p>[4.89285204]</text:p>
          </table:table-cell>
          <table:table-cell office:value-type="float" office:value="1.86775157188097" calcext:value-type="float">
            <text:p>1.86775157188097</text:p>
          </table:table-cell>
          <table:table-cell office:value-type="string" calcext:value-type="string">
            <text:p>[ <text:s/>63 1106 <text:s text:c="2"/>72 <text:s/>727 2146 1101 1028 <text:s text:c="2"/>16 <text:s/>121 <text:s text:c="2"/>69]</text:p>
          </table:table-cell>
          <table:table-cell office:value-type="string" calcext:value-type="string">
            <text:p>[0.24052917 0.17301212 0.15418232 0.13569699 0.09432164 0.08502767 0.06148729 0.01328725 0.01278009 0.00824588]</text:p>
          </table:table-cell>
          <table:table-cell office:value-type="float" office:value="3.02510046440378" calcext:value-type="float">
            <text:p>3.02510046440378</text:p>
          </table:table-cell>
          <table:table-cell office:value-type="string" calcext:value-type="string">
            <text:p>[('Drama|War', 0.24052916651015238), ('Crime|Film-Noir|Mystery|Thriller', 0.1730121195184211), ('Action|Drama|War', 0.1541823196767993), ('Action|Adventure|Thriller', 0.1356969930239677), ('Action|Horror', 0.09432163736813026), ('Drama', 0.08502766737666823), ('Action|Adventure|Horror|Sci-Fi', 0.06148728828587774), ('Comedy|Crime|Drama|Thriller', 0.013287245732880423), ('Action|Drama|War', 0.012780091774357566), ('Action|Adventure|Comedy|Fantasy|Romance', 0.008245877989695087)]</text:p>
          </table:table-cell>
          <table:table-cell office:value-type="string" calcext:value-type="string">
            <text:p>['Action|Adventure|Sci-Fi|Thriller']</text:p>
          </table:table-cell>
          <table:table-cell office:value-type="float" office:value="2.84221748400853" calcext:value-type="float">
            <text:p>2.84221748400853</text:p>
          </table:table-cell>
          <table:table-cell office:value-type="float" office:value="0.821258192530697" calcext:value-type="float">
            <text:p>0.82125819253069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['Drama|War', 'Action|Drama|War', 'Drama', 'Action|Adventure|Thriller', 'Action|Horror', 'Crime|Film-Noir|Mystery|Thriller', 'Crime|Drama', 'Comedy|Crime|Drama|Thriller', 'Action|Adventure|Horror|Sci-Fi', 'Action|Adventure|Comedy|Fantasy|Romance', 'Action|Drama|War', 'Drama|War', 'Comedy', 'Crime|Drama|Thriller', 'Drama|Mystery|Thriller', 'Crime|Film-Noir|Mystery|Thriller', 'Drama|Romance|War|Western', 'Action|Adventure|Drama|War', 'Action|Comedy|War', 'Crime|Drama']</text:p>
          </table:table-cell>
        </table:table-row>
        <table:table-row table:style-name="ro1">
          <table:table-cell office:value-type="string" calcext:value-type="string">
            <text:p>[2.32696085]</text:p>
          </table:table-cell>
          <table:table-cell office:value-type="float" office:value="2.27679509658721" calcext:value-type="float">
            <text:p>2.27679509658721</text:p>
          </table:table-cell>
          <table:table-cell office:value-type="string" calcext:value-type="string">
            <text:p>[3703 1413 1503 <text:s/>180 1717 <text:s/>470 <text:s text:c="2"/>73 <text:s text:c="2"/>77 2605 1186]</text:p>
          </table:table-cell>
          <table:table-cell office:value-type="string" calcext:value-type="string">
            <text:p>[0.12284968 0.06135438 0.06025541 0.04650678 0.04212481 0.0392511 0.03130271 0.02826543 0.02788824 0.0093227 ]</text:p>
          </table:table-cell>
          <table:table-cell office:value-type="float" office:value="0.0501657572034517" calcext:value-type="float">
            <text:p>0.050165757203452</text:p>
          </table:table-cell>
          <table:table-cell office:value-type="string" calcext:value-type="string">
            <text:p>[('Comedy', 0.12284968145307078), ('Action|Comedy|Crime|Thriller', 0.06135438384443386), ('Comedy|War', 0.06025541138530466), ('Action|Comedy|Sci-Fi', 0.04650677713944085), ('Comedy', 0.042124811916774925), ('Comedy', 0.039251104392246404), ('Action|Adventure|Sci-Fi', 0.031302711198476836), ('Action|Comedy|Musical', 0.02826542652879043), ('Comedy', 0.027888242363803287), ('Animation|Children|Comedy', 0.009322700892985246)]</text:p>
          </table:table-cell>
          <table:table-cell office:value-type="string" calcext:value-type="string">
            <text:p>['Crime|Horror|Thriller']</text:p>
          </table:table-cell>
          <table:table-cell office:value-type="float" office:value="2.56818181818182" calcext:value-type="float">
            <text:p>2.56818181818182</text:p>
          </table:table-cell>
          <table:table-cell office:value-type="float" office:value="1.48320487263725" calcext:value-type="float">
            <text:p>1.4832048726372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['Comedy', 'Action|Adventure|Sci-Fi', 'Comedy', 'Comedy|War', 'Comedy', 'Comedy', 'Action|Comedy|Sci-Fi', 'Action|Comedy|Musical', 'Action|Comedy|Crime|Thriller', 'Action|Children|Comedy', 'Comedy', 'Adventure|Children|Comedy|Musical', 'Animation|Children|Comedy', 'Adventure|Animation|Children|Comedy|Drama|Musical|Romance', 'Horror|Sci-Fi', 'Comedy', 'Comedy|Crime|Thriller', 'Comedy', 'Adventure|Animation|Children|Comedy', 'Comedy|Romance']</text:p>
          </table:table-cell>
        </table:table-row>
        <table:table-row table:style-name="ro1">
          <table:table-cell office:value-type="string" calcext:value-type="string">
            <text:p>[3.15466703]</text:p>
          </table:table-cell>
          <table:table-cell office:value-type="float" office:value="2.89727478845151" calcext:value-type="float">
            <text:p>2.89727478845151</text:p>
          </table:table-cell>
          <table:table-cell office:value-type="string" calcext:value-type="string">
            <text:p>[ <text:s/>81 <text:s/>404 1134 <text:s/>781 1871 <text:s/>180 <text:s/>232 <text:s/>478 <text:s/>166 <text:s text:c="2"/>70]</text:p>
          </table:table-cell>
          <table:table-cell office:value-type="string" calcext:value-type="string">
            <text:p>[0.14539073 0.1166316 <text:s/>0.08799179 0.08274389 0.06354495 0.04467085 0.03788889 0.03017781 0.02894748 0.02415867]</text:p>
          </table:table-cell>
          <table:table-cell office:value-type="float" office:value="0.257392244291437" calcext:value-type="float">
            <text:p>0.257392244291437</text:p>
          </table:table-cell>
          <table:table-cell office:value-type="string" calcext:value-type="string">
            <text:p>[('Action|Sci-Fi|Thriller', 0.14539072796335983), ('Comedy', 0.11663160283148319), ('Action|Crime|Thriller', 0.08799178530321822), ('Comedy', 0.08274388660479862), ('Action|Comedy|Crime|Romance', 0.06354495221385553), ('Action|Comedy|Sci-Fi', 0.04467085137156376), ('Crime|Drama', 0.03788889287601824), ('Action|Sci-Fi', 0.030177810247014242), ('Action|Sci-Fi|Thriller', 0.028947483716568335), ('Action|Adventure', 0.02415866791521165)]</text:p>
          </table:table-cell>
          <table:table-cell office:value-type="string" calcext:value-type="string">
            <text:p>['Action|Adventure|Fantasy|Thriller']</text:p>
          </table:table-cell>
          <table:table-cell office:value-type="float" office:value="3.16393442622951" calcext:value-type="float">
            <text:p>3.16393442622951</text:p>
          </table:table-cell>
          <table:table-cell office:value-type="float" office:value="1.16900304826276" calcext:value-type="float">
            <text:p>1.16900304826276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['Action|Sci-Fi|Thriller', 'Action|Crime|Thriller', 'Comedy', 'Action|Adventure', 'Crime|Drama', 'Action|Comedy|Crime|Romance', 'Action|Comedy|Sci-Fi', 'Action|Sci-Fi|Thriller', 'Comedy', 'Action|Sci-Fi', 'Adventure|Animation|Children|Comedy|Fantasy', 'Action|Adventure|Sci-Fi|IMAX', 'Action|Adventure|Thriller', 'Action|Comedy|Crime|Drama', 'Comedy|Crime|Drama|Thriller', 'Action|Adventure', 'Action|Adventure|Thriller', 'Adventure|Drama|IMAX', 'Action|Adventure|Sci-Fi|Thriller', 'Comedy']</text:p>
          </table:table-cell>
        </table:table-row>
        <table:table-row table:style-name="ro1">
          <table:table-cell office:value-type="string" calcext:value-type="string">
            <text:p>[3.46535961]</text:p>
          </table:table-cell>
          <table:table-cell office:value-type="float" office:value="2.75323236164165" calcext:value-type="float">
            <text:p>2.75323236164165</text:p>
          </table:table-cell>
          <table:table-cell office:value-type="string" calcext:value-type="string">
            <text:p>[ 793 1841 1046 <text:s/>746 1500 2265 <text:s/>725 <text:s/>179 <text:s/>471 <text:s text:c="2"/>60]</text:p>
          </table:table-cell>
          <table:table-cell office:value-type="string" calcext:value-type="string">
            <text:p>[0.37557147 0.09444809 0.06215905 0.05747091 0.03624237 0.03081723 0.01605654 0.00897606 0.00578231 0.00554788]</text:p>
          </table:table-cell>
          <table:table-cell office:value-type="float" office:value="0.712127245965268" calcext:value-type="float">
            <text:p>0.712127245965268</text:p>
          </table:table-cell>
          <table:table-cell office:value-type="string" calcext:value-type="string">
            <text:p>[('Drama', 0.3755714742162222), ('Comedy|Romance', 0.09444809048839022), ('Drama|Sci-Fi|Thriller', 0.062159054393266834), ('Adventure|Drama|Sci-Fi', 0.05747090653919074), ('Drama|Mystery|Thriller', 0.03624236746894789), ('Comedy|Horror', 0.030817228693156277), ('Drama', 0.01605654438405842), ('Animation|Comedy|Musical', 0.00897605931324148), ('Adventure|Animation|Children|Drama|Musical|IMAX', 0.0057823140319497295), ('Children|Comedy|Fantasy|Musical', 0.005547881992960485)]</text:p>
          </table:table-cell>
          <table:table-cell office:value-type="string" calcext:value-type="string">
            <text:p>['Comedy|Crime']</text:p>
          </table:table-cell>
          <table:table-cell office:value-type="float" office:value="3.50884955752212" calcext:value-type="float">
            <text:p>3.50884955752212</text:p>
          </table:table-cell>
          <table:table-cell office:value-type="float" office:value="1.33533049318872" calcext:value-type="float">
            <text:p>1.33533049318872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['Animation|Comedy|Musical', 'Crime|Thriller', 'Comedy|Horror', 'Children|Comedy|Fantasy|Musical', 'Crime|Drama', 'Drama|Mystery|Thriller', 'Drama', 'Comedy|Drama|Romance|War', 'Action|Sci-Fi|Thriller', 'Adventure|Animation|Children|Comedy|Fantasy|Romance', 'Adventure|Drama|Sci-Fi', 'Drama', 'Adventure|Animation|Children|Drama|Musical|IMAX', 'Action|Crime|Drama|Thriller', 'Comedy|Romance', 'Mystery|Thriller', 'Action|Adventure|Comedy|Sci-Fi', 'Mystery|Thriller', 'Drama|Sci-Fi|Thriller', 'Animation|Children|Comedy']</text:p>
          </table:table-cell>
        </table:table-row>
        <table:table-row table:style-name="ro1">
          <table:table-cell office:value-type="string" calcext:value-type="string">
            <text:p>[2.68181977]</text:p>
          </table:table-cell>
          <table:table-cell office:value-type="float" office:value="0.355767961388425" calcext:value-type="float">
            <text:p>0.355767961388425</text:p>
          </table:table-cell>
          <table:table-cell office:value-type="string" calcext:value-type="string">
            <text:p>[2723 2658 <text:s text:c="2"/>55 1129 1451 1296 1054 2265 1040 <text:s/>915]</text:p>
          </table:table-cell>
          <table:table-cell office:value-type="string" calcext:value-type="string">
            <text:p>[0.20335557 0.19741504 0.07611134 0.01891246 0.01347825 0.00987982 0.00563104 0.00498002 0.00495627 0.00164414]</text:p>
          </table:table-cell>
          <table:table-cell office:value-type="float" office:value="2.3260518117239" calcext:value-type="float">
            <text:p>2.3260518117239</text:p>
          </table:table-cell>
          <table:table-cell office:value-type="string" calcext:value-type="string">
            <text:p>[('Drama', 0.20335557123824782), ('Comedy', 0.19741503662817594), ('Adventure|Children|Musical', 0.07611134266266535), ('Drama|Romance|Sci-Fi', 0.01891246396718781), ('Action|Adventure|Comedy|Fantasy|Horror', 0.013478251142843473), ('Comedy|Crime', 0.009879823292547251), ('Action|Adventure|Sci-Fi', 0.005631044423320309), ('Comedy|Horror', 0.0049800151152505304), ('Crime|Horror|Mystery|Thriller', 0.004956266271251944), ('Adventure|Animation|Children|Drama', 0.0016441398809738188)]</text:p>
          </table:table-cell>
          <table:table-cell office:value-type="string" calcext:value-type="string">
            <text:p>['Comedy|Romance']</text:p>
          </table:table-cell>
          <table:table-cell office:value-type="float" office:value="2.66564102564103" calcext:value-type="float">
            <text:p>2.66564102564103</text:p>
          </table:table-cell>
          <table:table-cell office:value-type="float" office:value="1.09614661865963" calcext:value-type="float">
            <text:p>1.0961466186596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975" calcext:value-type="float">
            <text:p>975</text:p>
          </table:table-cell>
          <table:table-cell office:value-type="string" calcext:value-type="string">
            <text:p>['Adventure|Animation|Children|Romance|Sci-Fi', 'Comedy|Crime', 'Drama|Mystery|Sci-Fi|Thriller', 'Comedy', 'Adventure|Children|Musical', 'Crime|Drama', 'Drama', 'Action|Adventure|Comedy|Fantasy|Horror', 'Comedy|Horror', 'Drama|Romance|Sci-Fi', 'Crime|Drama', 'Drama', 'Action|Adventure|Sci-Fi', 'Adventure|Animation|Children|Drama', 'Adventure|Children|Fantasy|Musical', 'Crime|Horror|Mystery|Thriller', 'Action|Crime|Drama|IMAX', 'Action|Crime|Fantasy|Thriller', 'Action|Adventure|Drama|Thriller', 'Crime|Drama|Thriller']</text:p>
          </table:table-cell>
        </table:table-row>
        <table:table-row table:style-name="ro1">
          <table:table-cell office:value-type="string" calcext:value-type="string">
            <text:p>[3.28470067]</text:p>
          </table:table-cell>
          <table:table-cell office:value-type="float" office:value="0.142718285944311" calcext:value-type="float">
            <text:p>0.142718285944311</text:p>
          </table:table-cell>
          <table:table-cell office:value-type="string" calcext:value-type="string">
            <text:p>[4507 2264 1268 2183 1221 1515 <text:s/>772 2125 1114 1203]</text:p>
          </table:table-cell>
          <table:table-cell office:value-type="string" calcext:value-type="string">
            <text:p>[0.15542897 0.14073907 0.1281758 <text:s/>0.08092137 0.05169833 0.0441492 0.0256211 <text:s/>0.01210698 0.01201876 0.00608056]</text:p>
          </table:table-cell>
          <table:table-cell office:value-type="float" office:value="3.14198238427087" calcext:value-type="float">
            <text:p>3.14198238427087</text:p>
          </table:table-cell>
          <table:table-cell office:value-type="string" calcext:value-type="string">
            <text:p>[('Action|Crime|Thriller', 0.15542897094883446), ('Action|Horror|Sci-Fi|Thriller', 0.1407390671329731), ('Action|Sci-Fi|Thriller|IMAX', 0.12817579902698853), ('Drama', 0.0809213682422825), ('Action|Adventure|Fantasy|Horror', 0.051698334486365675), ('Adventure|Film-Noir|Sci-Fi|Thriller', 0.044149201670569585), ('Action|Adventure|Sci-Fi|Thriller|IMAX', 0.025621097858595284), ('Action|Fantasy|Horror|Thriller', 0.012106982626319833), ('Action|Thriller', 0.012018755812991878), ('Action|Sci-Fi|Thriller', 0.006080556237115451)]</text:p>
          </table:table-cell>
          <table:table-cell office:value-type="string" calcext:value-type="string">
            <text:p>['Comedy|Sci-Fi']</text:p>
          </table:table-cell>
          <table:table-cell office:value-type="float" office:value="3.13417569193742" calcext:value-type="float">
            <text:p>3.13417569193742</text:p>
          </table:table-cell>
          <table:table-cell office:value-type="float" office:value="1.07861245400347" calcext:value-type="float">
            <text:p>1.07861245400347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831" calcext:value-type="float">
            <text:p>831</text:p>
          </table:table-cell>
          <table:table-cell office:value-type="string" calcext:value-type="string">
            <text:p>['Action|Sci-Fi|Thriller', 'Drama', 'Action|Crime|Film-Noir|Mystery|Thriller', 'Adventure|Film-Noir|Sci-Fi|Thriller', 'Action|Adventure|Sci-Fi|Thriller|IMAX', 'Comedy|Crime|Thriller', 'Action|Adventure|Sci-Fi|Thriller|IMAX', 'Action|Fantasy|War|IMAX', 'Comedy|Crime|Drama|Thriller', 'Action|Crime|Drama|Thriller', 'Drama', 'Action|Horror|Sci-Fi|Thriller', 'Comedy|Horror', 'Action|Sci-Fi|Thriller|IMAX', 'Comedy|Crime', 'Action|Crime|Thriller', 'Action|Sci-Fi|Thriller', 'Drama|Romance', 'Crime|Drama', 'Action|Thriller']</text:p>
          </table:table-cell>
        </table:table-row>
        <table:table-row table:style-name="ro1">
          <table:table-cell office:value-type="string" calcext:value-type="string">
            <text:p>[2.75338259]</text:p>
          </table:table-cell>
          <table:table-cell office:value-type="float" office:value="2.98703858699344" calcext:value-type="float">
            <text:p>2.98703858699344</text:p>
          </table:table-cell>
          <table:table-cell office:value-type="string" calcext:value-type="string">
            <text:p>[460 232 <text:s/>27 <text:s/>32 670 480 <text:s text:c="2"/>7 530 549 <text:s/>20]</text:p>
          </table:table-cell>
          <table:table-cell office:value-type="string" calcext:value-type="string">
            <text:p>[0.33325952 0.14881678 0.01681102 0.01409783 0.01391623 0.01329029 0.01125494 0.00810485 0.00646226 0.00181287]</text:p>
          </table:table-cell>
          <table:table-cell office:value-type="float" office:value="0.233655998863896" calcext:value-type="float">
            <text:p>0.233655998863896</text:p>
          </table:table-cell>
          <table:table-cell office:value-type="string" calcext:value-type="string">
            <text:p>[('Children|Drama', 0.33325951690872013), ('Crime|Drama', 0.1488167806386313), ('Comedy|Drama', 0.016811019660344453), ('Adventure|Drama|Western', 0.014097825390150746), ('Comedy|Drama|Fantasy|Romance|Thriller', 0.01391622506860667), ('Comedy|Romance', 0.013290287680657004), ('Action|Drama|War', 0.011254942031566646), ('Drama|Thriller|War', 0.008104852473187811), ('Action|Adventure|Sci-Fi', 0.006462256425264751), ('Comedy|Drama|Romance|War', 0.0018128663684189208)]</text:p>
          </table:table-cell>
          <table:table-cell office:value-type="string" calcext:value-type="string">
            <text:p>['Comedy']</text:p>
          </table:table-cell>
          <table:table-cell office:value-type="float" office:value="3.34" calcext:value-type="float">
            <text:p>3.34</text:p>
          </table:table-cell>
          <table:table-cell office:value-type="float" office:value="0.710211236182588" calcext:value-type="float">
            <text:p>0.71021123618258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['Children|Drama', 'Crime|Drama', 'Action|Romance|Thriller', 'Comedy|Romance', 'Comedy|Drama|Fantasy|Romance|Thriller', 'Comedy|Drama', 'Crime|Horror|Thriller', 'Animation|Children|Drama|Musical|Romance', 'Comedy|Drama|Romance|War', 'Drama|Romance|War|Western', 'Action|Adventure|Sci-Fi', 'Action|Drama|Western', 'Comedy|Drama|Romance', 'Adventure|Drama|Western', 'Action|Drama|Romance', 'Drama|Thriller|War', 'Comedy|Romance', 'Action|Drama|War', 'Drama', 'Action|Adventure|Thriller']</text:p>
          </table:table-cell>
        </table:table-row>
        <table:table-row table:style-name="ro1">
          <table:table-cell office:value-type="string" calcext:value-type="string">
            <text:p>[3.76444792]</text:p>
          </table:table-cell>
          <table:table-cell office:value-type="float" office:value="2.29932333687915" calcext:value-type="float">
            <text:p>2.29932333687915</text:p>
          </table:table-cell>
          <table:table-cell office:value-type="string" calcext:value-type="string">
            <text:p>[3403 6659 4146 3260 2146 1152 <text:s/>269 1721 <text:s text:c="2"/>85 <text:s text:c="2"/>70]</text:p>
          </table:table-cell>
          <table:table-cell office:value-type="string" calcext:value-type="string">
            <text:p>[2.94034359e-01 2.63145898e-01 8.75132475e-02 5.99707873e-02 1.57687591e-02 1.29651258e-02 9.75283094e-03 7.25917877e-03 2.35631944e-03 1.23078609e-04]</text:p>
          </table:table-cell>
          <table:table-cell office:value-type="float" office:value="1.46512458309774" calcext:value-type="float">
            <text:p>1.46512458309774</text:p>
          </table:table-cell>
          <table:table-cell office:value-type="string" calcext:value-type="string">
            <text:p>[('Animation|Comedy|Fantasy|Musical', 0.2940343589303774), ('Animation|Children|Comedy', 0.2631458975324187), ('Comedy|Drama', 0.08751324751283024), ('Drama|Sci-Fi|Thriller', 0.05997078730660153), ('Action|Horror', 0.015768759135636655), ('Drama', 0.012965125826558812), ('Children|Drama|Fantasy', 0.009752830936465345), ('Adventure|Drama|Sci-Fi', 0.007259178769461212), ('Adventure|Comedy|Sci-Fi', 0.0023563194357864737), ('Action|Adventure', 0.00012307860924218536)]</text:p>
          </table:table-cell>
          <table:table-cell office:value-type="string" calcext:value-type="string">
            <text:p>['Adventure|Fantasy']</text:p>
          </table:table-cell>
          <table:table-cell office:value-type="float" office:value="3.31108312342569" calcext:value-type="float">
            <text:p>3.31108312342569</text:p>
          </table:table-cell>
          <table:table-cell office:value-type="float" office:value="0.948724762884443" calcext:value-type="float">
            <text:p>0.948724762884443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['Action|Adventure|Sci-Fi', 'Comedy|Drama', 'Action|Adventure|Sci-Fi', 'Action|Adventure|Horror|Sci-Fi', 'Adventure|Drama|Sci-Fi', 'Drama', 'Adventure|Comedy|Sci-Fi', 'Crime|Horror|Thriller', 'Action|Adventure|Comedy|Fantasy|Romance', 'Action|Adventure', 'Drama|Sci-Fi|Thriller', 'Children|Drama|Fantasy', 'Animation|Comedy|Fantasy|Musical', 'Action|Horror', 'Animation|Children|Comedy', 'Western', 'Comedy|Crime', 'Adventure|Children|Fantasy|Musical', 'Comedy|Drama', 'Drama']</text:p>
          </table:table-cell>
        </table:table-row>
        <table:table-row table:style-name="ro1">
          <table:table-cell office:value-type="string" calcext:value-type="string">
            <text:p>[3.53059798]</text:p>
          </table:table-cell>
          <table:table-cell office:value-type="float" office:value="2.36584829895386" calcext:value-type="float">
            <text:p>2.36584829895386</text:p>
          </table:table-cell>
          <table:table-cell office:value-type="string" calcext:value-type="string">
            <text:p>[ 554 <text:s text:c="2"/>38 <text:s/>317 <text:s/>307 <text:s/>974 1096 1030 <text:s/>460 <text:s text:c="2"/>26 <text:s text:c="2"/>15]</text:p>
          </table:table-cell>
          <table:table-cell office:value-type="string" calcext:value-type="string">
            <text:p>[0.23477845 0.1152528 <text:s/>0.11386795 0.08397044 0.07897158 0.03500905 0.02582881 0.01703904 0.00095884 0.00044263]</text:p>
          </table:table-cell>
          <table:table-cell office:value-type="float" office:value="1.16474968048617" calcext:value-type="float">
            <text:p>1.16474968048617</text:p>
          </table:table-cell>
          <table:table-cell office:value-type="string" calcext:value-type="string">
            <text:p>[('Comedy|Drama', 0.23477845178874107), ('Adventure|Animation|Children|Fantasy|Musical', 0.11525279889058285), ('Drama', 0.11386795231006762), ('Drama|Fantasy|Romance', 0.08397044018456291), ('Drama', 0.07897158316223576), ('Animation|Children|Comedy', 0.03500904534109915), ('Action|Adventure|Comedy|Sci-Fi', 0.025828809055793066), ('Children|Drama', 0.017039039220179176), ('Action|Adventure|Sci-Fi|Thriller', 0.000958841216017706), ('Action|Adventure|Sci-Fi', 0.00044263471872734155)]</text:p>
          </table:table-cell>
          <table:table-cell office:value-type="string" calcext:value-type="string">
            <text:p>['Comedy']</text:p>
          </table:table-cell>
          <table:table-cell office:value-type="float" office:value="3.28571428571429" calcext:value-type="float">
            <text:p>3.28571428571429</text:p>
          </table:table-cell>
          <table:table-cell office:value-type="float" office:value="0.864256197843096" calcext:value-type="float">
            <text:p>0.86425619784309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['Adventure|Animation|Children|Comedy|Fantasy', 'Action|Comedy|Sci-Fi', 'Action|Adventure|Sci-Fi|Thriller', 'Adventure|Animation|Children|Fantasy|Musical', 'Children|Drama', 'Drama|Fantasy|Romance', 'Action|Adventure|Sci-Fi|Thriller', 'Action|Adventure|Sci-Fi', 'Drama', 'Action|Adventure|Comedy|Sci-Fi', 'Comedy|Drama', 'Animation|Children|Comedy', 'Drama', 'Crime|Drama', 'Action|Crime|Thriller', 'Action|Adventure|Thriller', 'Drama', 'Action|Adventure|Animation|Horror|Sci-Fi', 'Action|Sci-Fi', 'Comedy|Crime|Drama|Thriller']</text:p>
          </table:table-cell>
        </table:table-row>
        <table:table-row table:style-name="ro1">
          <table:table-cell office:value-type="string" calcext:value-type="string">
            <text:p>[4.6564047]</text:p>
          </table:table-cell>
          <table:table-cell office:value-type="float" office:value="0.606038074063804" calcext:value-type="float">
            <text:p>0.606038074063804</text:p>
          </table:table-cell>
          <table:table-cell office:value-type="string" calcext:value-type="string">
            <text:p>[7186 7179 7168 6084 7161 5657 5441 7197 7160 6306]</text:p>
          </table:table-cell>
          <table:table-cell office:value-type="string" calcext:value-type="string">
            <text:p>[0.22204745 0.16616439 0.13114491 0.12785995 0.10505326 0.06766608 0.05283583 0.02942055 0.02190229 0.00718624]</text:p>
          </table:table-cell>
          <table:table-cell office:value-type="float" office:value="4.05036662733861" calcext:value-type="float">
            <text:p>4.05036662733861</text:p>
          </table:table-cell>
          <table:table-cell office:value-type="string" calcext:value-type="string">
            <text:p>[('Action|Adventure|Animation|Fantasy', 0.22204744752579736), ('Action|Animation|Fantasy', 0.1661643911108626), ('Action|Animation|Fantasy', 0.1311449071574523), ('Action|Sci-Fi|Thriller', 0.1278599474077915), ('Action|Adventure|Animation|Sci-Fi', 0.10505326241467258), ('Sci-Fi', 0.0676660791426375), ('Comedy|Drama|Romance', 0.05283582802697815), ('Animation|Sci-Fi', 0.029420551198103904), ('Action|Crime|Drama', 0.021902285993005935), ('Action|Animation', 0.007186240303181597)]</text:p>
          </table:table-cell>
          <table:table-cell office:value-type="string" calcext:value-type="string">
            <text:p>['Action|Adventure|Fantasy|Sci-Fi']</text:p>
          </table:table-cell>
          <table:table-cell office:value-type="float" office:value="3.67323481116585" calcext:value-type="float">
            <text:p>3.67323481116585</text:p>
          </table:table-cell>
          <table:table-cell office:value-type="float" office:value="0.960614991353188" calcext:value-type="float">
            <text:p>0.960614991353188</text:p>
          </table:table-cell>
          <table:table-cell office:value-type="float" office:value="0.5" calcext:value-type="float">
            <text:p>0.5</text:p>
          </table:table-cell>
          <table:table-cell office:value-type="float" office:value="5" calcext:value-type="float">
            <text:p>5</text:p>
          </table:table-cell>
          <table:table-cell office:value-type="float" office:value="1218" calcext:value-type="float">
            <text:p>1218</text:p>
          </table:table-cell>
          <table:table-cell office:value-type="string" calcext:value-type="string">
            <text:p>['Adventure|Animation|Children|Comedy|Fantasy', 'Action|Adventure|Comedy|Sci-Fi', 'Action|Comedy|Fantasy|Horror', 'Adventure|Animation|Children|Comedy|Sci-Fi', 'Drama', 'Action|Adventure|Western', 'Animation|Children|Comedy|Crime', 'Animation|Children|Comedy', 'Action|Sci-Fi|Thriller', 'Action|Adventure|Fantasy|Sci-Fi', 'Action|Adventure|Animation|Children|Comedy', 'Adventure|Animation|Children|Comedy|Drama|Fantasy', 'Action|Adventure|Sci-Fi', 'Action|Thriller', 'Action|Adventure|Animation|Children|Fantasy|Sci-Fi', 'Action|Adventure|Sci-Fi', 'Action|Sci-Fi|IMAX', 'Action|Adventure|Sci-Fi|IMAX', 'Action|Adventure|Sci-Fi|IMAX', 'Mystery|Sci-Fi|Thriller']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table:formula="of:=AVERAGE([.E$1:.E$1048576])" office:value-type="float" office:value="1.96629172938011" calcext:value-type="float">
            <text:p>1.96629172938011</text:p>
          </table:table-cell>
          <table:table-cell table:formula="of:=STDEV([.E$1:.E$1048576])" office:value-type="float" office:value="1.41272248614204" calcext:value-type="float">
            <text:p>1.41272248614204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30">00/00/0000</text:date>, <text:time style:data-style-name="N2" text:time-value="10:52:28.3550233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1-30T12:17:54.463645482</dc:date>
    <meta:editing-duration>PT1H5M5S</meta:editing-duration>
    <meta:editing-cycles>2</meta:editing-cycles>
    <meta:generator>LibreOffice/6.0.7.3$Linux_X86_64 LibreOffice_project/00m0$Build-3</meta:generator>
    <meta:document-statistic meta:table-count="1" meta:cell-count="665" meta:object-count="0"/>
  </office:meta>
</office:document-meta>
</file>